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7.74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66ff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7" office:value-type="string">
            <text:p>MODE</text:p>
          </table:table-cell>
          <table:table-cell table:style-name="ce7" office:value-type="string">
            <text:p>TEMPS</text:p>
          </table:table-cell>
          <table:table-cell table:style-name="ce7" office:value-type="string">
            <text:p>PERS.</text:p>
          </table:table-cell>
          <table:table-cell table:style-name="ce8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</table:table-row>
        <table:table-row table:style-name="ro1">
          <table:table-cell office:value-type="string">
            <text:p>A_w_001458</text:p>
          </table:table-cell>
          <table:table-cell table:style-name="ce2"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59</text:p>
          </table:table-cell>
          <table:table-cell office:value-type="string">
            <text:p>sarraïm</text:p>
          </table:table-cell>
          <table:table-cell office:value-type="string">
            <text:p>saraz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6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DETca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61</text:p>
          </table:table-cell>
          <table:table-cell office:value-type="string">
            <text:p>orgeilleusement</text:p>
          </table:table-cell>
          <table:table-cell office:value-type="string">
            <text:p>orgoillo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62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sub</text:p>
          </table:table-cell>
          <table:table-cell table:number-columns-repeated="10"/>
        </table:table-row>
        <table:table-row table:style-name="ro1">
          <table:table-cell office:value-type="string">
            <text:p>A_w_001463</text:p>
          </table:table-cell>
          <table:table-cell table:style-name="ce3" office:value-type="string">
            <text:p>qui</text:p>
          </table:table-cell>
          <table:table-cell office:value-type="string">
            <text:p>qui</text:p>
          </table:table-cell>
          <table:table-cell office:value-type="string">
            <text:p>CONsub</text:p>
          </table:table-cell>
          <table:table-cell table:number-columns-repeated="9"/>
          <table:table-cell office:value-type="string">
            <text:p>Transcription : qu'il.</text:p>
          </table:table-cell>
        </table:table-row>
        <table:table-row table:style-name="ro1">
          <table:table-cell office:value-type="string">
            <text:p>A_w_001464</text:p>
          </table:table-cell>
          <table:table-cell table:style-name="ce3"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65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6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6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6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46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0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71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472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47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1475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ADVint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4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7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78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7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81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2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483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4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85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6</text:p>
          </table:table-cell>
          <table:table-cell office:value-type="string">
            <text:p>mentie</text:p>
          </table:table-cell>
          <table:table-cell office:value-type="string">
            <text:p>ment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88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48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490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1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4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49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494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49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496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8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499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0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01</text:p>
          </table:table-cell>
          <table:table-cell office:value-type="string">
            <text:p>feïm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50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4</text:p>
          </table:table-cell>
          <table:table-cell office:value-type="string">
            <text:p>cort</text:p>
          </table:table-cell>
          <table:table-cell office:value-type="string">
            <text:p>co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6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0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09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1</text:p>
          </table:table-cell>
          <table:table-cell office:value-type="string">
            <text:p>tre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13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1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16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7</text:p>
          </table:table-cell>
          <table:table-cell office:value-type="string">
            <text:p>mos</text:p>
          </table:table-cell>
          <table:table-cell office:value-type="string">
            <text:p>mo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1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19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0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1</text:p>
          </table:table-cell>
          <table:table-cell table:number-columns-repeated="2" office:value-type="string">
            <text:p>f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2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3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4</text:p>
          </table:table-cell>
          <table:table-cell office:value-type="string">
            <text:p>é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25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52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27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28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29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30</text:p>
          </table:table-cell>
          <table:table-cell office:value-type="string">
            <text:p>creant</text:p>
          </table:table-cell>
          <table:table-cell office:value-type="string">
            <text:p>crëan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3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533</text:p>
          </table:table-cell>
          <table:table-cell office:value-type="string">
            <text:p>lairai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34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35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36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37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à vivre1.</text:p>
          </table:table-cell>
        </table:table-row>
        <table:table-row table:style-name="ro1">
          <table:table-cell office:value-type="string">
            <text:p>A_w_001538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3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5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1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4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4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4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45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6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5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49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0</text:p>
          </table:table-cell>
          <table:table-cell office:value-type="string">
            <text:p>souffreras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2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5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5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55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56</text:p>
          </table:table-cell>
          <table:table-cell office:value-type="string">
            <text:p>donques</text:p>
          </table:table-cell>
          <table:table-cell office:value-type="string">
            <text:p>donc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57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58</text:p>
          </table:table-cell>
          <table:table-cell office:value-type="string">
            <text:p>pre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59</text:p>
          </table:table-cell>
          <table:table-cell office:value-type="string">
            <text:p>vos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0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6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63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4</text:p>
          </table:table-cell>
          <table:table-cell office:value-type="string">
            <text:p>acreant</text:p>
          </table:table-cell>
          <table:table-cell office:value-type="string">
            <text:p>acre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65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566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6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568</text:p>
          </table:table-cell>
          <table:table-cell office:value-type="string">
            <text:p>fail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69</text:p>
          </table:table-cell>
          <table:table-cell office:value-type="string">
            <text:p>pendez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7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71</text:p>
          </table:table-cell>
          <table:table-cell office:value-type="string">
            <text:p>mai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73</text:p>
          </table:table-cell>
          <table:table-cell office:value-type="string">
            <text:p>Olivi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7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5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76</text:p>
          </table:table-cell>
          <table:table-cell table:number-columns-repeated="2"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77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5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579</text:p>
          </table:table-cell>
          <table:table-cell table:number-columns-repeated="2" office:value-type="string">
            <text:p>gloi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81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83</text:p>
          </table:table-cell>
          <table:table-cell office:value-type="string">
            <text:p>cravent</text:p>
          </table:table-cell>
          <table:table-cell office:value-type="string">
            <text:p>cravant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58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5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6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587</text:p>
          </table:table-cell>
          <table:table-cell office:value-type="string">
            <text:p>a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5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8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0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159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594</text:p>
          </table:table-cell>
          <table:table-cell office:value-type="string">
            <text:p>armé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59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597</text:p>
          </table:table-cell>
          <table:table-cell office:value-type="string">
            <text:p>cortesment</text:p>
          </table:table-cell>
          <table:table-cell office:value-type="string">
            <text:p>cortoi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cortois.</text:p>
          </table:table-cell>
        </table:table-row>
        <table:table-row table:style-name="ro1">
          <table:table-cell office:value-type="string">
            <text:p>A_w_001598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599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0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601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0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03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04</text:p>
          </table:table-cell>
          <table:table-cell office:value-type="string">
            <text:p>jaserant</text:p>
          </table:table-cell>
          <table:table-cell office:value-type="string">
            <text:p>jazere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05</text:p>
          </table:table-cell>
          <table:table-cell office:value-type="string">
            <text:p>grosse</text:p>
          </table:table-cell>
          <table:table-cell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0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0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8</text:p>
          </table:table-cell>
          <table:table-cell table:number-columns-repeated="2"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0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10</text:p>
          </table:table-cell>
          <table:table-cell office:value-type="string">
            <text:p>deriere</text:p>
          </table:table-cell>
          <table:table-cell office:value-type="string">
            <text:p>der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12</text:p>
          </table:table-cell>
          <table:table-cell office:value-type="string">
            <text:p>davant</text:p>
          </table:table-cell>
          <table:table-cell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13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4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1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616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17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18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19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0</text:p>
          </table:table-cell>
          <table:table-cell office:value-type="string">
            <text:p>lui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2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22</text:p>
          </table:table-cell>
          <table:table-cell office:value-type="string">
            <text:p>cleres</text:p>
          </table:table-cell>
          <table:table-cell office:value-type="string">
            <text:p>cl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3</text:p>
          </table:table-cell>
          <table:table-cell office:value-type="string">
            <text:p>pier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4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625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6</text:p>
          </table:table-cell>
          <table:table-cell office:value-type="string">
            <text:p>avo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2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29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0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31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632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633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Entrée à peser.</text:p>
          </table:table-cell>
        </table:table-row>
        <table:table-row table:style-name="ro1">
          <table:table-cell office:value-type="string">
            <text:p>A_w_001635</text:p>
          </table:table-cell>
          <table:table-cell office:value-type="string">
            <text:p>paint</text:p>
          </table:table-cell>
          <table:table-cell office:value-type="string">
            <text:p>peindre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6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37</text:p>
          </table:table-cell>
          <table:table-cell office:value-type="string">
            <text:p>azur</text:p>
          </table:table-cell>
          <table:table-cell office:value-type="string">
            <text:p>as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3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3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40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41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2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3</text:p>
          </table:table-cell>
          <table:table-cell table:number-columns-repeated="2" office:value-type="string">
            <text:p>enviro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4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45</text:p>
          </table:table-cell>
          <table:table-cell office:value-type="string">
            <text:p>paint</text:p>
          </table:table-cell>
          <table:table-cell office:value-type="string">
            <text:p>pe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7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8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0</text:p>
          </table:table-cell>
          <table:table-cell office:value-type="string">
            <text:p>xv</text:p>
          </table:table-cell>
          <table:table-cell office:value-type="string">
            <text:p>quin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1</text:p>
          </table:table-cell>
          <table:table-cell office:value-type="string">
            <text:p>signes</text:p>
          </table:table-cell>
          <table:table-cell office:value-type="string">
            <text:p>sign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5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4</text:p>
          </table:table-cell>
          <table:table-cell table:number-columns-repeated="2" office:value-type="string">
            <text:p>m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55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5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6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5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59</text:p>
          </table:table-cell>
          <table:table-cell table:number-columns-repeated="2" office:value-type="string">
            <text:p>lu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66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6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3</text:p>
          </table:table-cell>
          <table:table-cell table:number-columns-repeated="2" office:value-type="string">
            <text:p>fo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5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667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68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6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0</text:p>
          </table:table-cell>
          <table:table-cell table:number-columns-repeated="2" office:value-type="string">
            <text:p>compass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1</text:p>
          </table:table-cell>
          <table:table-cell office:value-type="string">
            <text:p>dessus</text:p>
          </table:table-cell>
          <table:table-cell office:value-type="string">
            <text:p>desu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3</text:p>
          </table:table-cell>
          <table:table-cell office:value-type="string">
            <text:p>bou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5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77</text:p>
          </table:table-cell>
          <table:table-cell office:value-type="string">
            <text:p>replent</text:p>
          </table:table-cell>
          <table:table-cell office:value-type="string">
            <text:p>respl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78</text:p>
          </table:table-cell>
          <table:table-cell office:value-type="string">
            <text:p>On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7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0</text:p>
          </table:table-cell>
          <table:table-cell office:value-type="string">
            <text:p>aporte</text:p>
          </table:table-cell>
          <table:table-cell office:value-type="string">
            <text:p>a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81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3</text:p>
          </table:table-cell>
          <table:table-cell office:value-type="string">
            <text:p>trenchen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8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5</text:p>
          </table:table-cell>
          <table:table-cell office:value-type="string">
            <text:p>sele</text:p>
          </table:table-cell>
          <table:table-cell office:value-type="string">
            <text:p>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87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68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689</text:p>
          </table:table-cell>
          <table:table-cell office:value-type="string">
            <text:p>Blachart</text:p>
          </table:table-cell>
          <table:table-cell office:value-type="string">
            <text:p>blacha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1</text:p>
          </table:table-cell>
          <table:table-cell office:value-type="string">
            <text:p>co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69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3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94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695</text:p>
          </table:table-cell>
          <table:table-cell office:value-type="string">
            <text:p>co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69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697</text:p>
          </table:table-cell>
          <table:table-cell office:value-type="string">
            <text:p>espervier</text:p>
          </table:table-cell>
          <table:table-cell office:value-type="string">
            <text:p>esprev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69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69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00</text:p>
          </table:table-cell>
          <table:table-cell office:value-type="string">
            <text:p>volant</text:p>
          </table:table-cell>
          <table:table-cell office:value-type="string">
            <text:p>vol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0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0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03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04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70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06</text:p>
          </table:table-cell>
          <table:table-cell table:number-columns-repeated="2"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708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0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710</text:p>
          </table:table-cell>
          <table:table-cell office:value-type="string">
            <text:p>pra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12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3</text:p>
          </table:table-cell>
          <table:table-cell office:value-type="string">
            <text:p>poin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1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716</text:p>
          </table:table-cell>
          <table:table-cell office:value-type="string">
            <text:p>roit</text:p>
          </table:table-cell>
          <table:table-cell office:value-type="string">
            <text:p>roi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17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8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1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0</text:p>
          </table:table-cell>
          <table:table-cell table:number-columns-repeated="2"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22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23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24</text:p>
          </table:table-cell>
          <table:table-cell office:value-type="string">
            <text:p>genteme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25</text:p>
          </table:table-cell>
          <table:table-cell office:value-type="string">
            <text:p>vermeil</text:p>
          </table:table-cell>
          <table:table-cell office:value-type="string">
            <text:p>vermei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27</text:p>
          </table:table-cell>
          <table:table-cell table:number-columns-repeated="2" office:value-type="string">
            <text:p>ind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728</text:p>
          </table:table-cell>
          <table:table-cell office:value-type="string">
            <text:p>jusqu</text:p>
          </table:table-cell>
          <table:table-cell office:value-type="string">
            <text:p>jusque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29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0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1</text:p>
          </table:table-cell>
          <table:table-cell office:value-type="string">
            <text:p>baloiant</text:p>
          </table:table-cell>
          <table:table-cell office:value-type="string">
            <text:p>bal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3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733</text:p>
          </table:table-cell>
          <table:table-cell office:value-type="string">
            <text:p>eslais</text:p>
          </table:table-cell>
          <table:table-cell office:value-type="string">
            <text:p>esl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4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35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36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8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39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74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4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3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4</text:p>
          </table:table-cell>
          <table:table-cell office:value-type="string">
            <text:p>vo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45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46</text:p>
          </table:table-cell>
          <table:table-cell office:value-type="string">
            <text:p>g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47</text:p>
          </table:table-cell>
          <table:table-cell office:value-type="string">
            <text:p>ir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48</text:p>
          </table:table-cell>
          <table:table-cell office:value-type="string">
            <text:p>la</text:p>
          </table:table-cell>
          <table:table-cell office:value-type="string">
            <text:p>là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49</text:p>
          </table:table-cell>
          <table:table-cell table:number-columns-repeated="2" office:value-type="string">
            <text:p>h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50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2</text:p>
          </table:table-cell>
          <table:table-cell office:value-type="string">
            <text:p>essaiant</text:p>
          </table:table-cell>
          <table:table-cell office:value-type="string">
            <text:p>essa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53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5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55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56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5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5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59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61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6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63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764</text:p>
          </table:table-cell>
          <table:table-cell office:value-type="string">
            <text:p>soiom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765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6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767</text:p>
          </table:table-cell>
          <table:table-cell office:value-type="string">
            <text:p>fïance</text:p>
          </table:table-cell>
          <table:table-cell office:value-type="string">
            <text:p>fï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68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7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70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73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775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6</text:p>
          </table:table-cell>
          <table:table-cell office:value-type="string">
            <text:p>rendrai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77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778</text:p>
          </table:table-cell>
          <table:table-cell office:value-type="string">
            <text:p>vai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79</text:p>
          </table:table-cell>
          <table:table-cell office:value-type="string">
            <text:p>en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0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1</text:p>
          </table:table-cell>
          <table:table-cell office:value-type="string">
            <text:p>O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7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8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4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5</text:p>
          </table:table-cell>
          <table:table-cell office:value-type="string">
            <text:p>sentira</text:p>
          </table:table-cell>
          <table:table-cell office:value-type="string">
            <text:p>sen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789</text:p>
          </table:table-cell>
          <table:table-cell office:value-type="string">
            <text:p>respo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0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1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2</text:p>
          </table:table-cell>
          <table:table-cell table:style-name="ce3" office:value-type="string">
            <text:p>d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tu.</text:p>
          </table:table-cell>
        </table:table-row>
        <table:table-row table:style-name="ro1">
          <table:table-cell office:value-type="string">
            <text:p>A_w_001793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4</text:p>
          </table:table-cell>
          <table:table-cell office:value-type="string">
            <text:p>aidant</text:p>
          </table:table-cell>
          <table:table-cell office:value-type="string">
            <text:p>aid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795</text:p>
          </table:table-cell>
          <table:table-cell office:value-type="string">
            <text:p>leve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79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797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7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799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0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1</text:p>
          </table:table-cell>
          <table:table-cell office:value-type="string">
            <text:p>sainant</text:p>
          </table:table-cell>
          <table:table-cell office:value-type="string">
            <text:p>sei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3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4</text:p>
          </table:table-cell>
          <table:table-cell office:value-type="string">
            <text:p>per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05</text:p>
          </table:table-cell>
          <table:table-cell office:value-type="string">
            <text:p>monterent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06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07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08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09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81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12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4</text:p>
          </table:table-cell>
          <table:table-cell office:value-type="string">
            <text:p>Ce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1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1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7</text:p>
          </table:table-cell>
          <table:table-cell table:number-columns-repeated="2"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18</text:p>
          </table:table-cell>
          <table:table-cell office:value-type="string">
            <text:p>ou</text:p>
          </table:table-cell>
          <table:table-cell office:value-type="string">
            <text:p>où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819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820</text:p>
          </table:table-cell>
          <table:table-cell office:value-type="string">
            <text:p>combatant</text:p>
          </table:table-cell>
          <table:table-cell office:value-type="string">
            <text:p>combat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2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3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4</text:p>
          </table:table-cell>
          <table:table-cell office:value-type="string">
            <text:p>quiconqu</text:p>
          </table:table-cell>
          <table:table-cell office:value-type="string">
            <text:p>quiconqu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2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826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27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1828</text:p>
          </table:table-cell>
          <table:table-cell table:number-columns-repeated="2" office:value-type="string">
            <text:p>devant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2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31</text:p>
          </table:table-cell>
          <table:table-cell office:value-type="string">
            <text:p>Ote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3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33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83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3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37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38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3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0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4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43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4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846</text:p>
          </table:table-cell>
          <table:table-cell office:value-type="string">
            <text:p>espié</text:p>
          </table:table-cell>
          <table:table-cell office:value-type="string">
            <text:p>espi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48</text:p>
          </table:table-cell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ONco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49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50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51</text:p>
          </table:table-cell>
          <table:table-cell office:value-type="string">
            <text:p>destrié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53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85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55</text:p>
          </table:table-cell>
          <table:table-cell office:value-type="string">
            <text:p>remuant</text:p>
          </table:table-cell>
          <table:table-cell office:value-type="string">
            <text:p>remü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5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5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8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59</text:p>
          </table:table-cell>
          <table:table-cell office:value-type="string">
            <text:p>meillor</text:p>
          </table:table-cell>
          <table:table-cell office:value-type="string">
            <text:p>meillo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2">
          <table:table-cell office:value-type="string">
            <text:p>A_w_0018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1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8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18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66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7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68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6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7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1</text:p>
          </table:table-cell>
          <table:table-cell office:value-type="string">
            <text:p>tranchant</text:p>
          </table:table-cell>
          <table:table-cell office:value-type="string">
            <text:p>trench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>
            <text:p>A_w_001872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7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74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87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76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8</text:p>
          </table:table-cell>
          <table:table-cell office:value-type="string">
            <text:p>co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79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8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1</text:p>
          </table:table-cell>
          <table:table-cell office:value-type="string">
            <text:p>creant</text:p>
          </table:table-cell>
          <table:table-cell office:value-type="string">
            <text:p>crë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88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883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4</text:p>
          </table:table-cell>
          <table:table-cell table:number-columns-repeated="2"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5</text:p>
          </table:table-cell>
          <table:table-cell office:value-type="string">
            <text:p>Tervagant</text:p>
          </table:table-cell>
          <table:table-cell office:value-type="string">
            <text:p>tervag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86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887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188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889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90</text:p>
          </table:table-cell>
          <table:table-cell office:value-type="string">
            <text:p>vespre</text:p>
          </table:table-cell>
          <table:table-cell office:value-type="string">
            <text:p>ves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89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3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4</text:p>
          </table:table-cell>
          <table:table-cell office:value-type="string">
            <text:p>couchant</text:p>
          </table:table-cell>
          <table:table-cell office:value-type="string">
            <text:p>cou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6</text:p>
          </table:table-cell>
          <table:table-cell office:value-type="string">
            <text:p>ocirai</text:p>
          </table:table-cell>
          <table:table-cell office:value-type="string">
            <text:p>oc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897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8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89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0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01</text:p>
          </table:table-cell>
          <table:table-cell office:value-type="string">
            <text:p>courouçousse</text:p>
          </table:table-cell>
          <table:table-cell office:value-type="string">
            <text:p>curçu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2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5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0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0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09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0</text:p>
          </table:table-cell>
          <table:table-cell office:value-type="string">
            <text:p>jhesu</text:p>
          </table:table-cell>
          <table:table-cell office:value-type="string">
            <text:p>jhes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3</text:p>
          </table:table-cell>
          <table:table-cell office:value-type="string">
            <text:p>nuisant</text:p>
          </table:table-cell>
          <table:table-cell office:value-type="string">
            <text:p>nu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14</text:p>
          </table:table-cell>
          <table:table-cell office:value-type="string">
            <text:p>Car</text:p>
          </table:table-cell>
          <table:table-cell office:value-type="string">
            <text:p>car 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1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1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17</text:p>
          </table:table-cell>
          <table:table-cell office:value-type="string">
            <text:p>fe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18</text:p>
          </table:table-cell>
          <table:table-cell office:value-type="string">
            <text:p>couroucé</text:p>
          </table:table-cell>
          <table:table-cell office:value-type="string">
            <text:p>corro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19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20</text:p>
          </table:table-cell>
          <table:table-cell office:value-type="string">
            <text:p>dolant</text:p>
          </table:table-cell>
          <table:table-cell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21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192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23</text:p>
          </table:table-cell>
          <table:table-cell office:value-type="string">
            <text:p>destre</text:p>
          </table:table-cell>
          <table:table-cell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5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26</text:p>
          </table:table-cell>
          <table:table-cell office:value-type="string">
            <text:p>veü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7</text:p>
          </table:table-cell>
          <table:table-cell office:value-type="string">
            <text:p>Be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28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1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3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1</text:p>
          </table:table-cell>
          <table:table-cell office:value-type="string">
            <text:p>chanbre</text:p>
          </table:table-cell>
          <table:table-cell office:value-type="string">
            <text:p>chamb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2</text:p>
          </table:table-cell>
          <table:table-cell office:value-type="string">
            <text:p>issoit</text:p>
          </table:table-cell>
          <table:table-cell office:value-type="string">
            <text:p>issir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33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4</text:p>
          </table:table-cell>
          <table:table-cell office:value-type="string">
            <text:p>pavemant</text:p>
          </table:table-cell>
          <table:table-cell office:value-type="string">
            <text:p>pav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936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37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38</text:p>
          </table:table-cell>
          <table:table-cell office:value-type="string">
            <text:p>ce</text:p>
          </table:table-cell>
          <table:table-cell office:value-type="string">
            <text:p>ce2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39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0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1</text:p>
          </table:table-cell>
          <table:table-cell office:value-type="string">
            <text:p>conmant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42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943</text:p>
          </table:table-cell>
          <table:table-cell office:value-type="string">
            <text:p>li</text:p>
          </table:table-cell>
          <table:table-cell table:style-name="ce5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94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194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4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49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 office:value-type="string">
            <text:p>A_w_00195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51</text:p>
          </table:table-cell>
          <table:table-cell table:style-name="ce2"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5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5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54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5</text:p>
          </table:table-cell>
          <table:table-cell office:value-type="string">
            <text:p>encombremant</text:p>
          </table:table-cell>
          <table:table-cell office:value-type="string">
            <text:p>encombr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56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195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58</text:p>
          </table:table-cell>
          <table:table-cell office:value-type="string">
            <text:p>el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59</text:p>
          </table:table-cell>
          <table:table-cell office:value-type="string">
            <text:p>je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J'étiquette le premier PROper.</text:p>
          </table:table-cell>
        </table:table-row>
        <table:table-row table:style-name="ro1">
          <table:table-cell office:value-type="string">
            <text:p>A_w_001960</text:p>
          </table:table-cell>
          <table:table-cell office:value-type="string">
            <text:p>fera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61</text:p>
          </table:table-cell>
          <table:table-cell office:value-type="string">
            <text:p>bonemant</text:p>
          </table:table-cell>
          <table:table-cell office:value-type="string">
            <text:p>bon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6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1963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64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65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2">
          <table:table-cell office:value-type="string">
            <text:p>A_w_0019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6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8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6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197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197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72</text:p>
          </table:table-cell>
          <table:table-cell office:value-type="string">
            <text:p>e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73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197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75</text:p>
          </table:table-cell>
          <table:table-cell office:value-type="string">
            <text:p>perdera</text:p>
          </table:table-cell>
          <table:table-cell office:value-type="string">
            <text:p>per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76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1977</text:p>
          </table:table-cell>
          <table:table-cell office:value-type="string">
            <text:p>gant</text:p>
          </table:table-cell>
          <table:table-cell table:style-name="ce5" office:value-type="string">
            <text:p>g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Ou gent ?</text:p>
          </table:table-cell>
        </table:table-row>
        <table:table-row table:style-name="ro1">
          <table:table-cell office:value-type="string">
            <text:p>A_w_001978</text:p>
          </table:table-cell>
          <table:table-cell office:value-type="string">
            <text:p>Cell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7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1980</text:p>
          </table:table-cell>
          <table:table-cell office:value-type="string">
            <text:p>apell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1981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8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3</text:p>
          </table:table-cell>
          <table:table-cell office:value-type="string">
            <text:p>Monbel</text:p>
          </table:table-cell>
          <table:table-cell office:value-type="string">
            <text:p>muntb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8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1985</text:p>
          </table:table-cell>
          <table:table-cell office:value-type="string">
            <text:p>ovec</text:p>
          </table:table-cell>
          <table:table-cell office:value-type="string">
            <text:p>avuec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1987</text:p>
          </table:table-cell>
          <table:table-cell office:value-type="string">
            <text:p>Rosete</text:p>
          </table:table-cell>
          <table:table-cell office:value-type="string">
            <text:p>rose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8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89</text:p>
          </table:table-cell>
          <table:table-cell office:value-type="string">
            <text:p>Ruissel</text:p>
          </table:table-cell>
          <table:table-cell office:value-type="string">
            <text:p>ru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0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1991</text:p>
          </table:table-cell>
          <table:table-cell office:value-type="string">
            <text:p>iii</text:p>
          </table:table-cell>
          <table:table-cell office:value-type="string">
            <text:p>troi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2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1993</text:p>
          </table:table-cell>
          <table:table-cell office:value-type="string">
            <text:p>armerent</text:p>
          </table:table-cell>
          <table:table-cell office:value-type="string">
            <text:p>ar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19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199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199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3" office:value-type="string">
            <text:p>A_w_001997</text:p>
          </table:table-cell>
          <table:table-cell office:value-type="string">
            <text:p>cro</text:p>
          </table:table-cell>
          <table:table-cell/>
          <table:table-cell office:value-type="string">
            <text:p>OU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Que mettre ici ?</text:p>
          </table:table-cell>
        </table:table-row>
        <table:table-row table:style-name="ro1">
          <table:table-cell table:style-name="ce3" office:value-type="string">
            <text:p>A_w_001998</text:p>
          </table:table-cell>
          <table:table-cell office:value-type="string">
            <text:p>troute</text:p>
          </table:table-cell>
          <table:table-cell/>
          <table:table-cell office:value-type="string">
            <text:p>OU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Que mettre ici ?</text:p>
          </table:table-cell>
        </table:table-row>
        <table:table-row table:style-name="ro1">
          <table:table-cell office:value-type="string">
            <text:p>A_w_00199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0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string">
            <text:p>f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01</text:p>
          </table:table-cell>
          <table:table-cell office:value-type="string">
            <text:p>fete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00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03</text:p>
          </table:table-cell>
          <table:table-cell office:value-type="string">
            <text:p>quarel</text:p>
          </table:table-cell>
          <table:table-cell office:value-type="string">
            <text:p>carr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4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5</text:p>
          </table:table-cell>
          <table:table-cell table:number-columns-repeated="2" office:value-type="string">
            <text:p>do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0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07</text:p>
          </table:table-cell>
          <table:table-cell office:value-type="string">
            <text:p>vestent</text:p>
          </table:table-cell>
          <table:table-cell office:value-type="string">
            <text:p>vest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08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09</text:p>
          </table:table-cell>
          <table:table-cell office:value-type="string">
            <text:p>haube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0</text:p>
          </table:table-cell>
          <table:table-cell office:value-type="string">
            <text:p>samüel</text:p>
          </table:table-cell>
          <table:table-cell office:value-type="string">
            <text:p>samu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1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1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3</text:p>
          </table:table-cell>
          <table:table-cell office:value-type="string">
            <text:p>ventaille</text:p>
          </table:table-cell>
          <table:table-cell office:value-type="string">
            <text:p>ventaill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14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15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16</text:p>
          </table:table-cell>
          <table:table-cell table:number-columns-repeated="2"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7</text:p>
          </table:table-cell>
          <table:table-cell office:value-type="string">
            <text:p>fressel</text:p>
          </table:table-cell>
          <table:table-cell office:value-type="string">
            <text:p>fre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8</text:p>
          </table:table-cell>
          <table:table-cell table:style-name="ce5"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01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2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1</text:p>
          </table:table-cell>
          <table:table-cell office:value-type="string">
            <text:p>soie</text:p>
          </table:table-cell>
          <table:table-cell office:value-type="string">
            <text:p>so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2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23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4</text:p>
          </table:table-cell>
          <table:table-cell office:value-type="string">
            <text:p>fure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6</text:p>
          </table:table-cell>
          <table:table-cell office:value-type="string">
            <text:p>noiel</text:p>
          </table:table-cell>
          <table:table-cell office:value-type="string">
            <text:p>no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0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29</text:p>
          </table:table-cell>
          <table:table-cell office:value-type="string">
            <text:p>ovre</text:p>
          </table:table-cell>
          <table:table-cell office:value-type="string">
            <text:p>ue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31</text:p>
          </table:table-cell>
          <table:table-cell office:value-type="string">
            <text:p>vaut</text:p>
          </table:table-cell>
          <table:table-cell office:value-type="string">
            <text:p>va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32</text:p>
          </table:table-cell>
          <table:table-cell office:value-type="string">
            <text:p>tresto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4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0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3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7</text:p>
          </table:table-cell>
          <table:table-cell office:value-type="string">
            <text:p>chatel</text:p>
          </table:table-cell>
          <table:table-cell office:value-type="string">
            <text:p>cha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8</text:p>
          </table:table-cell>
          <table:table-cell office:value-type="string">
            <text:p>Celui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3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40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41</text:p>
          </table:table-cell>
          <table:table-cell office:value-type="string">
            <text:p>ferme</text:p>
          </table:table-cell>
          <table:table-cell office:value-type="string">
            <text:p>fermer</text:p>
          </table:table-cell>
          <table:table-cell office:value-type="string">
            <text:p>RED</text:p>
          </table:table-cell>
          <table:table-cell table:number-columns-repeated="10"/>
        </table:table-row>
        <table:table-row table:style-name="ro1">
          <table:table-cell office:value-type="string">
            <text:p>A_w_002042</text:p>
          </table:table-cell>
          <table:table-cell office:value-type="string">
            <text:p>Flandrine</text:p>
          </table:table-cell>
          <table:table-cell office:value-type="string">
            <text:p>flandri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0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44</text:p>
          </table:table-cell>
          <table:table-cell office:value-type="string">
            <text:p>Monbel</text:p>
          </table:table-cell>
          <table:table-cell office:value-type="string">
            <text:p>muntb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5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4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48</text:p>
          </table:table-cell>
          <table:table-cell office:value-type="string">
            <text:p>lacent</text:p>
          </table:table-cell>
          <table:table-cell office:value-type="string">
            <text:p>l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0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0</text:p>
          </table:table-cell>
          <table:table-cell office:value-type="string">
            <text:p>e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1</text:p>
          </table:table-cell>
          <table:table-cell office:value-type="string">
            <text:p>Galatinel</text:p>
          </table:table-cell>
          <table:table-cell office:value-type="string">
            <text:p>galatï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52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053</text:p>
          </table:table-cell>
          <table:table-cell table:number-columns-repeated="2" office:value-type="string">
            <text:p>cer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055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56</text:p>
          </table:table-cell>
          <table:table-cell office:value-type="string">
            <text:p>nus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7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5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59</text:p>
          </table:table-cell>
          <table:table-cell office:value-type="string">
            <text:p>v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061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0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3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4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66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69</text:p>
          </table:table-cell>
          <table:table-cell office:value-type="string">
            <text:p>dansel</text:p>
          </table:table-cell>
          <table:table-cell office:value-type="string">
            <text:p>danc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9" office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>
            <text:p>A_w_00207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71</text:p>
          </table:table-cell>
          <table:table-cell office:value-type="string">
            <text:p>çaint</text:p>
          </table:table-cell>
          <table:table-cell office:value-type="string">
            <text:p>c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4</text:p>
          </table:table-cell>
          <table:table-cell office:value-type="string">
            <text:p>au</text:p>
          </table:table-cell>
          <table:table-cell office:value-type="string">
            <text:p>a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5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6</text:p>
          </table:table-cell>
          <table:table-cell office:value-type="string">
            <text:p>Zacarïel</text:p>
          </table:table-cell>
          <table:table-cell office:value-type="string">
            <text:p>aha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7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7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79</text:p>
          </table:table-cell>
          <table:table-cell office:value-type="string">
            <text:p>courouçous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0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1</text:p>
          </table:table-cell>
          <table:table-cell office:value-type="string">
            <text:p>taille</text:p>
          </table:table-cell>
          <table:table-cell office:value-type="string">
            <text:p>ta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3</text:p>
          </table:table-cell>
          <table:table-cell office:value-type="string">
            <text:p>coutel</text:p>
          </table:table-cell>
          <table:table-cell office:value-type="string">
            <text:p>cou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4</text:p>
          </table:table-cell>
          <table:table-cell table:number-columns-repeated="2"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5</text:p>
          </table:table-cell>
          <table:table-cell office:value-type="string">
            <text:p>movra</text:p>
          </table:table-cell>
          <table:table-cell office:value-type="string">
            <text:p>mo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08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08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8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089</text:p>
          </table:table-cell>
          <table:table-cell table:style-name="ce6" office:value-type="string">
            <text:p>chenbel</text:p>
          </table:table-cell>
          <table:table-cell office:value-type="string">
            <text:p>chas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0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09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2</text:p>
          </table:table-cell>
          <table:table-cell office:value-type="string">
            <text:p>onc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3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9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09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09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097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09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099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0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1</text:p>
          </table:table-cell>
          <table:table-cell table:number-columns-repeated="2" office:value-type="string">
            <text:p>co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103</text:p>
          </table:table-cell>
          <table:table-cell office:value-type="string">
            <text:p>pend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104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105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07</text:p>
          </table:table-cell>
          <table:table-cell office:value-type="string">
            <text:p>novel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8</text:p>
          </table:table-cell>
          <table:table-cell office:value-type="string">
            <text:p>blant</text:p>
          </table:table-cell>
          <table:table-cell office:value-type="string">
            <text:p>blanc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09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10</text:p>
          </table:table-cell>
          <table:table-cell office:value-type="string">
            <text:p>noif</text:p>
          </table:table-cell>
          <table:table-cell office:value-type="string">
            <text:p>noi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1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2</text:p>
          </table:table-cell>
          <table:table-cell table:number-columns-repeated="2" office:value-type="string">
            <text:p>ve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13</text:p>
          </table:table-cell>
          <table:table-cell office:value-type="string">
            <text:p>lïoncel</text:p>
          </table:table-cell>
          <table:table-cell office:value-type="string">
            <text:p>lïo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1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1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16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17</text:p>
          </table:table-cell>
          <table:table-cell office:value-type="string">
            <text:p>portoit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18</text:p>
          </table:table-cell>
          <table:table-cell table:style-name="ce3" office:value-type="string">
            <text:p>i</text:p>
          </table:table-cell>
          <table:table-cell office:value-type="string">
            <text:p>un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un.</text:p>
          </table:table-cell>
        </table:table-row>
        <table:table-row table:style-name="ro1">
          <table:table-cell office:value-type="string">
            <text:p>A_w_002119</text:p>
          </table:table-cell>
          <table:table-cell office:value-type="string">
            <text:p>dragonnel</text:p>
          </table:table-cell>
          <table:table-cell office:value-type="string">
            <text:p>dragon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0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1</text:p>
          </table:table-cell>
          <table:table-cell office:value-type="string">
            <text:p>espero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12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24</text:p>
          </table:table-cell>
          <table:table-cell office:value-type="string">
            <text:p>chaucé</text:p>
          </table:table-cell>
          <table:table-cell office:value-type="string">
            <text:p>chauci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25</text:p>
          </table:table-cell>
          <table:table-cell table:style-name="ce5" office:value-type="string">
            <text:p>ilnel</text:p>
          </table:table-cell>
          <table:table-cell office:value-type="string">
            <text:p>isn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/>
          <table:table-cell table:style-name="ce9" office:value-type="string">
            <text:p>ADVgen</text:p>
          </table:table-cell>
          <table:table-cell/>
          <table:table-cell office:value-type="string">
            <text:p>isnel ? Pour isnelement ?</text:p>
          </table:table-cell>
        </table:table-row>
        <table:table-row table:style-name="ro1">
          <table:table-cell office:value-type="string">
            <text:p>A_w_0021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7</text:p>
          </table:table-cell>
          <table:table-cell office:value-type="string">
            <text:p>damoisele</text:p>
          </table:table-cell>
          <table:table-cell office:value-type="string">
            <text:p>damoi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28</text:p>
          </table:table-cell>
          <table:table-cell office:value-type="string">
            <text:p>Rossete</text:p>
          </table:table-cell>
          <table:table-cell office:value-type="string">
            <text:p>rosett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0</text:p>
          </table:table-cell>
          <table:table-cell office:value-type="string">
            <text:p>Ruissel</text:p>
          </table:table-cell>
          <table:table-cell office:value-type="string">
            <text:p>ru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2</text:p>
          </table:table-cell>
          <table:table-cell office:value-type="string">
            <text:p>sel</text:p>
          </table:table-cell>
          <table:table-cell office:value-type="string">
            <text:p>s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34</text:p>
          </table:table-cell>
          <table:table-cell office:value-type="string">
            <text:p>mise</text:p>
          </table:table-cell>
          <table:table-cell office:value-type="string">
            <text:p>metre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35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36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38</text:p>
          </table:table-cell>
          <table:table-cell office:value-type="string">
            <text:p>inel</text:p>
          </table:table-cell>
          <table:table-cell office:value-type="string">
            <text:p>isn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0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1</text:p>
          </table:table-cell>
          <table:table-cell office:value-type="string">
            <text:p>tos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42</text:p>
          </table:table-cell>
          <table:table-cell office:value-type="string">
            <text:p>court</text:p>
          </table:table-cell>
          <table:table-cell office:value-type="string">
            <text:p>c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4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4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145</text:p>
          </table:table-cell>
          <table:table-cell office:value-type="string">
            <text:p>vole</text:p>
          </table:table-cell>
          <table:table-cell office:value-type="string">
            <text:p>vo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46</text:p>
          </table:table-cell>
          <table:table-cell office:value-type="string">
            <text:p>arondel</text:p>
          </table:table-cell>
          <table:table-cell office:value-type="string">
            <text:p>arond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8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4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0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1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2</text:p>
          </table:table-cell>
          <table:table-cell office:value-type="string">
            <text:p>damoisel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3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154</text:p>
          </table:table-cell>
          <table:table-cell office:value-type="string">
            <text:p>reconoist</text:p>
          </table:table-cell>
          <table:table-cell office:value-type="string">
            <text:p>re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6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58</text:p>
          </table:table-cell>
          <table:table-cell office:value-type="string">
            <text:p>henist</text:p>
          </table:table-cell>
          <table:table-cell office:value-type="string">
            <text:p>h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5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0</text:p>
          </table:table-cell>
          <table:table-cell office:value-type="string">
            <text:p>grate</text:p>
          </table:table-cell>
          <table:table-cell office:value-type="string">
            <text:p>gra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62</text:p>
          </table:table-cell>
          <table:table-cell office:value-type="string">
            <text:p>porcel</text:p>
          </table:table-cell>
          <table:table-cell office:value-type="string">
            <text:p>porc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16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5</text:p>
          </table:table-cell>
          <table:table-cell office:value-type="string">
            <text:p>monte</text:p>
          </table:table-cell>
          <table:table-cell office:value-type="string">
            <text:p>mo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6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67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68</text:p>
          </table:table-cell>
          <table:table-cell office:value-type="string">
            <text:p>set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16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0</text:p>
          </table:table-cell>
          <table:table-cell office:value-type="string">
            <text:p>cembel</text:p>
          </table:table-cell>
          <table:table-cell office:value-type="string">
            <text:p>cemb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17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3</text:p>
          </table:table-cell>
          <table:table-cell office:value-type="string">
            <text:p>batales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175</text:p>
          </table:table-cell>
          <table:table-cell office:value-type="string">
            <text:p>fevres</text:p>
          </table:table-cell>
          <table:table-cell office:value-type="string">
            <text:p>fev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17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77</text:p>
          </table:table-cell>
          <table:table-cell table:number-columns-repeated="2" office:value-type="string">
            <text:p>mart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7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79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1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2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3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18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5</text:p>
          </table:table-cell>
          <table:table-cell office:value-type="string">
            <text:p>es lais</text:p>
          </table:table-cell>
          <table:table-cell office:value-type="string">
            <text:p>esla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8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88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8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2</text:p>
          </table:table-cell>
          <table:table-cell office:value-type="string">
            <text:p>reto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1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194</text:p>
          </table:table-cell>
          <table:table-cell office:value-type="string">
            <text:p>Bell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1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1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198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199</text:p>
          </table:table-cell>
          <table:table-cell table:number-columns-repeated="2" office:value-type="string">
            <text:p>droi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00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1</text:p>
          </table:table-cell>
          <table:table-cell office:value-type="string">
            <text:p>belle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20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0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5</text:p>
          </table:table-cell>
          <table:table-cell office:value-type="string">
            <text:p>congié</text:p>
          </table:table-cell>
          <table:table-cell office:value-type="string">
            <text:p>cong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7</text:p>
          </table:table-cell>
          <table:table-cell office:value-type="string">
            <text:p>do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08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09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0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11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13</text:p>
          </table:table-cell>
          <table:table-cell office:value-type="string">
            <text:p>ado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14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215</text:p>
          </table:table-cell>
          <table:table-cell office:value-type="string">
            <text:p>truis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17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2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1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20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21</text:p>
          </table:table-cell>
          <table:table-cell office:value-type="string">
            <text:p>se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2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23</text:p>
          </table:table-cell>
          <table:table-cell table:style-name="ce3" office:value-type="string">
            <text:p>i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2224</text:p>
          </table:table-cell>
          <table:table-cell office:value-type="string">
            <text:p>el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2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7</text:p>
          </table:table-cell>
          <table:table-cell office:value-type="string">
            <text:p>bata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28</text:p>
          </table:table-cell>
          <table:table-cell office:value-type="string">
            <text:p>ir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23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1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3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4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5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36</text:p>
          </table:table-cell>
          <table:table-cell table:number-columns-repeated="2"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223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39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2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3</text:p>
          </table:table-cell>
          <table:table-cell office:value-type="string">
            <text:p>deffendez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44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246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24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48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49</text:p>
          </table:table-cell>
          <table:table-cell office:value-type="string">
            <text:p>tenue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0</text:p>
          </table:table-cell>
          <table:table-cell office:value-type="string">
            <text:p>citez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52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3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5</text:p>
          </table:table-cell>
          <table:table-cell office:value-type="string">
            <text:p>en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5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5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58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9" office:value-type="string">
            <text:p>s|m|n</text:p>
          </table:table-cell>
          <table:table-cell/>
        </table:table-row>
        <table:table-row table:style-name="ro1">
          <table:table-cell office:value-type="string">
            <text:p>A_w_0022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0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61</text:p>
          </table:table-cell>
          <table:table-cell table:number-columns-repeated="2"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3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2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65</text:p>
          </table:table-cell>
          <table:table-cell office:value-type="string">
            <text:p>alossez</text:p>
          </table:table-cell>
          <table:table-cell office:value-type="string">
            <text:p>alo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26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8</text:p>
          </table:table-cell>
          <table:table-cell office:value-type="string">
            <text:p>dus</text:p>
          </table:table-cell>
          <table:table-cell office:value-type="string">
            <text:p>duc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6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7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71</text:p>
          </table:table-cell>
          <table:table-cell office:value-type="string">
            <text:p>avec</text:p>
          </table:table-cell>
          <table:table-cell office:value-type="string">
            <text:p>avuec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2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27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75</text:p>
          </table:table-cell>
          <table:table-cell office:value-type="string">
            <text:p>ii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6</text:p>
          </table:table-cell>
          <table:table-cell office:value-type="string">
            <text:p>eves</text:p>
          </table:table-cell>
          <table:table-cell office:value-type="string">
            <text:p>aigue|ew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7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279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28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281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2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3</text:p>
          </table:table-cell>
          <table:table-cell office:value-type="string">
            <text:p>Ou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85</text:p>
          </table:table-cell>
          <table:table-cell office:value-type="string">
            <text:p>palés</text:p>
          </table:table-cell>
          <table:table-cell office:value-type="string">
            <text:p>palais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8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28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89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290</text:p>
          </table:table-cell>
          <table:table-cell office:value-type="string">
            <text:p>mo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1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2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293</text:p>
          </table:table-cell>
          <table:table-cell office:value-type="string">
            <text:p>fenestres</text:p>
          </table:table-cell>
          <table:table-cell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2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29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7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8</text:p>
          </table:table-cell>
          <table:table-cell office:value-type="string">
            <text:p>acoutez</text:p>
          </table:table-cell>
          <table:table-cell office:value-type="string">
            <text:p>aco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2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0</text:p>
          </table:table-cell>
          <table:table-cell office:value-type="string">
            <text:p>xii</text:p>
          </table:table-cell>
          <table:table-cell office:value-type="string">
            <text:p>doze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1</text:p>
          </table:table-cell>
          <table:table-cell office:value-type="string">
            <text:p>pers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303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04</text:p>
          </table:table-cell>
          <table:table-cell office:value-type="string">
            <text:p>so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5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06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30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3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12</text:p>
          </table:table-cell>
          <table:table-cell office:value-type="string">
            <text:p>entendez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13</text:p>
          </table:table-cell>
          <table:table-cell office:value-type="string">
            <text:p>fa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14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5</text:p>
          </table:table-cell>
          <table:table-cell office:value-type="string">
            <text:p>isir</text:p>
          </table:table-cell>
          <table:table-cell office:value-type="string">
            <text:p>iss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 office:value-type="string">
            <text:p>A_w_002316</text:p>
          </table:table-cell>
          <table:table-cell table:number-columns-repeated="2" office:value-type="string">
            <text:p>hors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231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18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19</text:p>
          </table:table-cell>
          <table:table-cell office:value-type="string">
            <text:p>prez</text:p>
          </table:table-cell>
          <table:table-cell office:value-type="string">
            <text:p>p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323</text:p>
          </table:table-cell>
          <table:table-cell office:value-type="string">
            <text:p>fire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24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2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2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2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28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29</text:p>
          </table:table-cell>
          <table:table-cell office:value-type="string">
            <text:p>commandez</text:p>
          </table:table-cell>
          <table:table-cell office:value-type="string">
            <text:p>coma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3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31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33</text:p>
          </table:table-cell>
          <table:table-cell office:value-type="string">
            <text:p>criee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34</text:p>
          </table:table-cell>
          <table:table-cell office:value-type="string">
            <text:p>Karles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6</text:p>
          </table:table-cell>
          <table:table-cell office:value-type="string">
            <text:p>coronez</text:p>
          </table:table-cell>
          <table:table-cell office:value-type="string">
            <text:p>cor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37</text:p>
          </table:table-cell>
          <table:table-cell office:value-type="string">
            <text:p>seignours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p|m|r</text:p>
          </table:table-cell>
          <table:table-cell office:value-type="string">
            <text:p>Apostrophe.</text:p>
          </table:table-cell>
        </table:table-row>
        <table:table-row table:style-name="ro1">
          <table:table-cell office:value-type="string">
            <text:p>A_w_00233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39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0</text:p>
          </table:table-cell>
          <table:table-cell office:value-type="string">
            <text:p>des</text:p>
          </table:table-cell>
          <table:table-cell office:value-type="string">
            <text:p>des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1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42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3</text:p>
          </table:table-cell>
          <table:table-cell office:value-type="string">
            <text:p>combatez</text:p>
          </table:table-cell>
          <table:table-cell office:value-type="string">
            <text:p>combatre</text:p>
          </table:table-cell>
          <table:table-cell office:value-type="string">
            <text:p>NOMcom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4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6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48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49</text:p>
          </table:table-cell>
          <table:table-cell office:value-type="string">
            <text:p>tous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50</text:p>
          </table:table-cell>
          <table:table-cell office:value-type="string">
            <text:p>aprestez</text:p>
          </table:table-cell>
          <table:table-cell office:value-type="string">
            <text:p>apr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1</text:p>
          </table:table-cell>
          <table:table-cell office:value-type="string">
            <text:p>po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52</text:p>
          </table:table-cell>
          <table:table-cell table:number-columns-repeated="2"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3</text:p>
          </table:table-cell>
          <table:table-cell table:number-columns-repeated="2" office:value-type="string">
            <text:p>cho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35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57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58</text:p>
          </table:table-cell>
          <table:table-cell office:value-type="string">
            <text:p>ermez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59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6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office:value-type="string">
            <text:p>A_w_002361</text:p>
          </table:table-cell>
          <table:table-cell office:value-type="string">
            <text:p>ansemble</text:p>
          </table:table-cell>
          <table:table-cell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64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2">
          <table:table-cell office:value-type="string">
            <text:p>A_w_00236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69</text:p>
          </table:table-cell>
          <table:table-cell office:value-type="string">
            <text:p>checuns</text:p>
          </table:table-cell>
          <table:table-cell office:value-type="string">
            <text:p>chasc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0</text:p>
          </table:table-cell>
          <table:table-cell office:value-type="string">
            <text:p>desirant</text:p>
          </table:table-cell>
          <table:table-cell office:value-type="string">
            <text:p>desi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2</text:p>
          </table:table-cell>
          <table:table-cell office:value-type="string">
            <text:p>que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376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77</text:p>
          </table:table-cell>
          <table:table-cell office:value-type="string">
            <text:p>asseürant</text:p>
          </table:table-cell>
          <table:table-cell office:value-type="string">
            <text:p>asseür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78</text:p>
          </table:table-cell>
          <table:table-cell table:number-columns-repeated="2"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7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80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1</text:p>
          </table:table-cell>
          <table:table-cell office:value-type="string">
            <text:p>mere</text:p>
          </table:table-cell>
          <table:table-cell office:value-type="string">
            <text:p>m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2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83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384</text:p>
          </table:table-cell>
          <table:table-cell office:value-type="string">
            <text:p>reclamant</text:p>
          </table:table-cell>
          <table:table-cell office:value-type="string">
            <text:p>reclam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8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238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87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388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89</text:p>
          </table:table-cell>
          <table:table-cell office:value-type="string">
            <text:p>docement</text:p>
          </table:table-cell>
          <table:table-cell office:value-type="string">
            <text:p>douc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l'adjectif douz.</text:p>
          </table:table-cell>
        </table:table-row>
        <table:table-row table:style-name="ro1">
          <table:table-cell office:value-type="string">
            <text:p>A_w_002390</text:p>
          </table:table-cell>
          <table:table-cell office:value-type="string">
            <text:p>deprïant</text:p>
          </table:table-cell>
          <table:table-cell office:value-type="string">
            <text:p>depr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39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393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394</text:p>
          </table:table-cell>
          <table:table-cell table:number-columns-repeated="2" office:value-type="string">
            <text:p>victo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395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39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7</text:p>
          </table:table-cell>
          <table:table-cell office:value-type="string">
            <text:p>mescreant</text:p>
          </table:table-cell>
          <table:table-cell office:value-type="string">
            <text:p>mescrë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39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399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0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2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3</text:p>
          </table:table-cell>
          <table:table-cell office:value-type="string">
            <text:p>vancu</text:p>
          </table:table-cell>
          <table:table-cell office:value-type="string">
            <text:p>vein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05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6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407</text:p>
          </table:table-cell>
          <table:table-cell office:value-type="string">
            <text:p>fera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0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09</text:p>
          </table:table-cell>
          <table:table-cell office:value-type="string">
            <text:p>anui</text:p>
          </table:table-cell>
          <table:table-cell office:value-type="string">
            <text:p>enu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41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2</text:p>
          </table:table-cell>
          <table:table-cell office:value-type="string">
            <text:p>pessant</text:p>
          </table:table-cell>
          <table:table-cell office:value-type="string">
            <text:p>pes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3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1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4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16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17</text:p>
          </table:table-cell>
          <table:table-cell office:value-type="string">
            <text:p>valor</text:p>
          </table:table-cell>
          <table:table-cell office:value-type="string">
            <text:p>va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1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19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2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2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23</text:p>
          </table:table-cell>
          <table:table-cell office:value-type="string">
            <text:p>doute</text:p>
          </table:table-cell>
          <table:table-cell office:value-type="string">
            <text:p>dot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2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5</text:p>
          </table:table-cell>
          <table:table-cell table:style-name="ce3" office:value-type="string">
            <text:p>ia</text:p>
          </table:table-cell>
          <table:table-cell office:value-type="string">
            <text:p>ja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Pas dans la transcription.</text:p>
          </table:table-cell>
        </table:table-row>
        <table:table-row table:style-name="ro1">
          <table:table-cell office:value-type="string">
            <text:p>A_w_002426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7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28</text:p>
          </table:table-cell>
          <table:table-cell office:value-type="string">
            <text:p>amirant</text:p>
          </table:table-cell>
          <table:table-cell office:value-type="string">
            <text:p>amir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29</text:p>
          </table:table-cell>
          <table:table-cell table:number-columns-repeated="2" office:value-type="string">
            <text:p>vant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430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3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32</text:p>
          </table:table-cell>
          <table:table-cell office:value-type="string">
            <text:p>pue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33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4</text:p>
          </table:table-cell>
          <table:table-cell office:value-type="string">
            <text:p>preu</text:p>
          </table:table-cell>
          <table:table-cell office:value-type="string">
            <text:p>pro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5</text:p>
          </table:table-cell>
          <table:table-cell office:value-type="string">
            <text:p>conte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9" office:value-type="string">
            <text:p>s|m|r</text:p>
          </table:table-cell>
          <table:table-cell/>
        </table:table-row>
        <table:table-row table:style-name="ro1">
          <table:table-cell office:value-type="string">
            <text:p>A_w_00243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A_w_00243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38</text:p>
          </table:table-cell>
          <table:table-cell table:style-name="ce3" office:value-type="string">
            <text:p>ins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Transcription : ains.</text:p>
          </table:table-cell>
        </table:table-row>
        <table:table-row table:style-name="ro1">
          <table:table-cell office:value-type="string">
            <text:p>A_w_00243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0</text:p>
          </table:table-cell>
          <table:table-cell office:value-type="string">
            <text:p>vië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42</text:p>
          </table:table-cell>
          <table:table-cell office:value-type="string">
            <text:p>tro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4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4</text:p>
          </table:table-cell>
          <table:table-cell table:number-columns-repeated="2" office:value-type="string">
            <text:p>poiss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_w_002445</text:p>
          </table:table-cell>
          <table:table-cell office:value-type="string">
            <text:p>a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46</text:p>
          </table:table-cell>
          <table:table-cell office:value-type="string">
            <text:p>ez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4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8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49</text:p>
          </table:table-cell>
          <table:table-cell office:value-type="string">
            <text:p>esperonant</text:p>
          </table:table-cell>
          <table:table-cell office:value-type="string">
            <text:p>esper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450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5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45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56</text:p>
          </table:table-cell>
          <table:table-cell office:value-type="string">
            <text:p>is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5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5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60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1</text:p>
          </table:table-cell>
          <table:table-cell office:value-type="string">
            <text:p>hautemant</text:p>
          </table:table-cell>
          <table:table-cell office:value-type="string">
            <text:p>hau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6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3</text:p>
          </table:table-cell>
          <table:table-cell office:value-type="string">
            <text:p>oiant</text:p>
          </table:table-cell>
          <table:table-cell office:value-type="string">
            <text:p>ö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6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65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66</text:p>
          </table:table-cell>
          <table:table-cell office:value-type="string">
            <text:p>defi</text:p>
          </table:table-cell>
          <table:table-cell office:value-type="string">
            <text:p>davi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46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68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6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0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7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7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7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475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6</text:p>
          </table:table-cell>
          <table:table-cell office:value-type="string">
            <text:p>ensement</text:p>
          </table:table-cell>
          <table:table-cell office:value-type="string">
            <text:p>ens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47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478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79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80</text:p>
          </table:table-cell>
          <table:table-cell table:number-columns-repeated="2" office:value-type="string">
            <text:p>gard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48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48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48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85</text:p>
          </table:table-cell>
          <table:table-cell office:value-type="string">
            <text:p>a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86</text:p>
          </table:table-cell>
          <table:table-cell office:value-type="string">
            <text:p>noiant</text:p>
          </table:table-cell>
          <table:table-cell office:value-type="string">
            <text:p>mor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8</text:p>
          </table:table-cell>
          <table:table-cell table:number-columns-repeated="2" office:value-type="string">
            <text:p>mo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89</text:p>
          </table:table-cell>
          <table:table-cell office:value-type="string">
            <text:p>mon</text:p>
          </table:table-cell>
          <table:table-cell office:value-type="string">
            <text:p>mon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0</text:p>
          </table:table-cell>
          <table:table-cell table:number-columns-repeated="2" office:value-type="string">
            <text:p>on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1</text:p>
          </table:table-cell>
          <table:table-cell office:value-type="string">
            <text:p>Fernagu</text:p>
          </table:table-cell>
          <table:table-cell office:value-type="string">
            <text:p>fernag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2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493</text:p>
          </table:table-cell>
          <table:table-cell office:value-type="string">
            <text:p>dema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49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495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49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7</text:p>
          </table:table-cell>
          <table:table-cell office:value-type="string">
            <text:p>j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49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499</text:p>
          </table:table-cell>
          <table:table-cell table:number-columns-repeated="2" office:value-type="string">
            <text:p>ton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00</text:p>
          </table:table-cell>
          <table:table-cell office:value-type="string">
            <text:p>co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2</text:p>
          </table:table-cell>
          <table:table-cell office:value-type="string">
            <text:p>lesse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03</text:p>
          </table:table-cell>
          <table:table-cell office:value-type="string">
            <text:p>corre</text:p>
          </table:table-cell>
          <table:table-cell office:value-type="string">
            <text:p>co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5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6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7</text:p>
          </table:table-cell>
          <table:table-cell office:value-type="string">
            <text:p>cor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0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0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0</text:p>
          </table:table-cell>
          <table:table-cell office:value-type="string">
            <text:p>Migrados</text:p>
          </table:table-cell>
          <table:table-cell office:value-type="string">
            <text:p>migrado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2</text:p>
          </table:table-cell>
          <table:table-cell office:value-type="string">
            <text:p>bruiant</text:p>
          </table:table-cell>
          <table:table-cell office:value-type="string">
            <text:p>brui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14</text:p>
          </table:table-cell>
          <table:table-cell office:value-type="string">
            <text:p>chevaus</text:p>
          </table:table-cell>
          <table:table-cell office:value-type="string">
            <text:p>cheval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15</text:p>
          </table:table-cell>
          <table:table-cell office:value-type="string">
            <text:p>brochent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16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17</text:p>
          </table:table-cell>
          <table:table-cell office:value-type="string">
            <text:p>aïreement</text:p>
          </table:table-cell>
          <table:table-cell office:value-type="string">
            <text:p>iri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5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1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0</text:p>
          </table:table-cell>
          <table:table-cell office:value-type="string">
            <text:p>radour</text:p>
          </table:table-cell>
          <table:table-cell office:value-type="string">
            <text:p>ral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2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2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3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4</text:p>
          </table:table-cell>
          <table:table-cell office:value-type="string">
            <text:p>trenblent</text:p>
          </table:table-cell>
          <table:table-cell office:value-type="string">
            <text:p>tremb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5</text:p>
          </table:table-cell>
          <table:table-cell office:value-type="string">
            <text:p>Tel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6</text:p>
          </table:table-cell>
          <table:table-cell office:value-type="string">
            <text:p>noisse</text:p>
          </table:table-cell>
          <table:table-cell office:value-type="string">
            <text:p>noise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527</text:p>
          </table:table-cell>
          <table:table-cell office:value-type="string">
            <text:p>mainent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0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1</text:p>
          </table:table-cell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2</text:p>
          </table:table-cell>
          <table:table-cell office:value-type="string">
            <text:p>samble</text:p>
          </table:table-cell>
          <table:table-cell office:value-type="string">
            <text:p>semb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33</text:p>
          </table:table-cell>
          <table:table-cell table:number-columns-repeated="2" office:value-type="string">
            <text:p>foud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34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35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6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7</text:p>
          </table:table-cell>
          <table:table-cell office:value-type="string">
            <text:p>vois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8</text:p>
          </table:table-cell>
          <table:table-cell office:value-type="string">
            <text:p>cheant</text:p>
          </table:table-cell>
          <table:table-cell office:value-type="string">
            <text:p>ch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3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0</text:p>
          </table:table-cell>
          <table:table-cell office:value-type="string">
            <text:p>lances</text:p>
          </table:table-cell>
          <table:table-cell office:value-type="string">
            <text:p>lanc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1</text:p>
          </table:table-cell>
          <table:table-cell office:value-type="string">
            <text:p>tindr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3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4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6</text:p>
          </table:table-cell>
          <table:table-cell office:value-type="string">
            <text:p>confano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47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8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49</text:p>
          </table:table-cell>
          <table:table-cell table:number-columns-repeated="2" office:value-type="string">
            <text:p>v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50</text:p>
          </table:table-cell>
          <table:table-cell office:value-type="string">
            <text:p>ventelant</text:p>
          </table:table-cell>
          <table:table-cell office:value-type="string">
            <text:p>gen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1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52</text:p>
          </table:table-cell>
          <table:table-cell office:value-type="string">
            <text:p>cous</text:p>
          </table:table-cell>
          <table:table-cell office:value-type="string">
            <text:p>cou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4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55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5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57</text:p>
          </table:table-cell>
          <table:table-cell office:value-type="string">
            <text:p>rompent</text:p>
          </table:table-cell>
          <table:table-cell office:value-type="string">
            <text:p>referir2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5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59</text:p>
          </table:table-cell>
          <table:table-cell office:value-type="string">
            <text:p>guiges</text:p>
          </table:table-cell>
          <table:table-cell office:value-type="string">
            <text:p>guich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6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1</text:p>
          </table:table-cell>
          <table:table-cell office:value-type="string">
            <text:p>paile</text:p>
          </table:table-cell>
          <table:table-cell office:value-type="string">
            <text:p>pai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6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63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4</text:p>
          </table:table-cell>
          <table:table-cell office:value-type="string">
            <text:p>flours</text:p>
          </table:table-cell>
          <table:table-cell office:value-type="string">
            <text:p>fl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65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66</text:p>
          </table:table-cell>
          <table:table-cell office:value-type="string">
            <text:p>painture</text:p>
          </table:table-cell>
          <table:table-cell office:value-type="string">
            <text:p>peintu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6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6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69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70</text:p>
          </table:table-cell>
          <table:table-cell table:number-columns-repeated="2" office:value-type="string">
            <text:p>av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71</text:p>
          </table:table-cell>
          <table:table-cell table:number-columns-repeated="2" office:value-type="string">
            <text:p>ga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57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4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7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77</text:p>
          </table:table-cell>
          <table:table-cell office:value-type="string">
            <text:p>mië</text:p>
          </table:table-cell>
          <table:table-cell office:value-type="string">
            <text:p>mi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8</text:p>
          </table:table-cell>
          <table:table-cell office:value-type="string">
            <text:p>faussant</text:p>
          </table:table-cell>
          <table:table-cell office:value-type="string">
            <text:p>laissi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79</text:p>
          </table:table-cell>
          <table:table-cell office:value-type="string">
            <text:p>Tant</text:p>
          </table:table-cell>
          <table:table-cell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80</text:p>
          </table:table-cell>
          <table:table-cell office:value-type="string">
            <text:p>fi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81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582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583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84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585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86</text:p>
          </table:table-cell>
          <table:table-cell office:value-type="string">
            <text:p>ronpant</text:p>
          </table:table-cell>
          <table:table-cell office:value-type="string">
            <text:p>rol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58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5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89</text:p>
          </table:table-cell>
          <table:table-cell office:value-type="string">
            <text:p>petrines</text:p>
          </table:table-cell>
          <table:table-cell office:value-type="string">
            <text:p>remano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0</text:p>
          </table:table-cell>
          <table:table-cell office:value-type="string">
            <text:p>ploient</text:p>
          </table:table-cell>
          <table:table-cell office:value-type="string">
            <text:p>ploi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593</text:p>
          </table:table-cell>
          <table:table-cell office:value-type="string">
            <text:p>tra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4</text:p>
          </table:table-cell>
          <table:table-cell office:value-type="string">
            <text:p>Outre</text:p>
          </table:table-cell>
          <table:table-cell office:value-type="string">
            <text:p>outre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59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59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597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598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59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600</text:p>
          </table:table-cell>
          <table:table-cell office:value-type="string">
            <text:p>quitemant</text:p>
          </table:table-cell>
          <table:table-cell office:value-type="string">
            <text:p>qu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0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0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3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04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05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06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0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0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60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0</text:p>
          </table:table-cell>
          <table:table-cell office:value-type="string">
            <text:p>perdu</text:p>
          </table:table-cell>
          <table:table-cell office:value-type="string">
            <text:p>per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1</text:p>
          </table:table-cell>
          <table:table-cell office:value-type="string">
            <text:p>nïant</text:p>
          </table:table-cell>
          <table:table-cell office:value-type="string">
            <text:p>nïent</text:p>
          </table:table-cell>
          <table:table-cell office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>
            <text:p>A_w_002612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1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5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7</text:p>
          </table:table-cell>
          <table:table-cell office:value-type="string">
            <text:p>vo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18</text:p>
          </table:table-cell>
          <table:table-cell office:value-type="string">
            <text:p>mervoille</text:p>
          </table:table-cell>
          <table:table-cell office:value-type="string">
            <text:p>merve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1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20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2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3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5</text:p>
          </table:table-cell>
          <table:table-cell office:value-type="string">
            <text:p>tenus</text:p>
          </table:table-cell>
          <table:table-cell office:value-type="string">
            <text:p>ten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626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2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2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29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0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631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3</text:p>
          </table:table-cell>
          <table:table-cell office:value-type="string">
            <text:p>garnemant</text:p>
          </table:table-cell>
          <table:table-cell office:value-type="string">
            <text:p>garn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4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36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637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3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3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641</text:p>
          </table:table-cell>
          <table:table-cell office:value-type="string">
            <text:p>couardant</text:p>
          </table:table-cell>
          <table:table-cell office:value-type="string">
            <text:p>coarder|couard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2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5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47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4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49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65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51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2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53</text:p>
          </table:table-cell>
          <table:table-cell office:value-type="string">
            <text:p>lussant</text:p>
          </table:table-cell>
          <table:table-cell office:value-type="string">
            <text:p>luis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4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5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6</text:p>
          </table:table-cell>
          <table:table-cell office:value-type="string">
            <text:p>nasal</text:p>
          </table:table-cell>
          <table:table-cell office:value-type="string">
            <text:p>na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57</text:p>
          </table:table-cell>
          <table:table-cell office:value-type="string">
            <text:p>lí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6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59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6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6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6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3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4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6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66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7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8</text:p>
          </table:table-cell>
          <table:table-cell office:value-type="string">
            <text:p>aufer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6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0</text:p>
          </table:table-cell>
          <table:table-cell office:value-type="string">
            <text:p>chié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1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2</text:p>
          </table:table-cell>
          <table:table-cell table:number-columns-repeated="2" office:value-type="string">
            <text:p>bu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3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74</text:p>
          </table:table-cell>
          <table:table-cell office:value-type="string">
            <text:p>al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5</text:p>
          </table:table-cell>
          <table:table-cell office:value-type="string">
            <text:p>dessevrant</text:p>
          </table:table-cell>
          <table:table-cell office:value-type="string">
            <text:p>dessev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7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7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78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7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68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8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8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83</text:p>
          </table:table-cell>
          <table:table-cell office:value-type="string">
            <text:p>ment</text:p>
          </table:table-cell>
          <table:table-cell office:value-type="string">
            <text:p>mai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4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85</text:p>
          </table:table-cell>
          <table:table-cell office:value-type="string">
            <text:p>vitement</text:p>
          </table:table-cell>
          <table:table-cell office:value-type="string">
            <text:p>vist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8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87</text:p>
          </table:table-cell>
          <table:table-cell office:value-type="string">
            <text:p>sauluz</text:p>
          </table:table-cell>
          <table:table-cell office:value-type="string">
            <text:p>sali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68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689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691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692</text:p>
          </table:table-cell>
          <table:table-cell office:value-type="string">
            <text:p>ii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93</text:p>
          </table:table-cell>
          <table:table-cell office:value-type="string">
            <text:p>mo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694</text:p>
          </table:table-cell>
          <table:table-cell office:value-type="string">
            <text:p>coml</text:p>
          </table:table-cell>
          <table:table-cell office:value-type="string">
            <text:p>coup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5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6</text:p>
          </table:table-cell>
          <table:table-cell office:value-type="string">
            <text:p>vallant</text:p>
          </table:table-cell>
          <table:table-cell office:value-type="string">
            <text:p>valoi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697</text:p>
          </table:table-cell>
          <table:table-cell office:value-type="string">
            <text:p>dan</text:p>
          </table:table-cell>
          <table:table-cell office:value-type="string">
            <text:p>da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8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699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1</text:p>
          </table:table-cell>
          <table:table-cell office:value-type="string">
            <text:p>est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03</text:p>
          </table:table-cell>
          <table:table-cell office:value-type="string">
            <text:p>sachant</text:p>
          </table:table-cell>
          <table:table-cell office:value-type="string">
            <text:p>sav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4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05</text:p>
          </table:table-cell>
          <table:table-cell office:value-type="string">
            <text:p>beste</text:p>
          </table:table-cell>
          <table:table-cell office:value-type="string">
            <text:p>best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06</text:p>
          </table:table-cell>
          <table:table-cell office:value-type="string">
            <text:p>mue</text:p>
          </table:table-cell>
          <table:table-cell office:value-type="string">
            <text:p>müer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707</text:p>
          </table:table-cell>
          <table:table-cell office:value-type="string">
            <text:p>tuez</text:p>
          </table:table-cell>
          <table:table-cell office:value-type="string">
            <text:p>t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0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2709</text:p>
          </table:table-cell>
          <table:table-cell office:value-type="string">
            <text:p>fetement</text:p>
          </table:table-cell>
          <table:table-cell office:value-type="string">
            <text:p>faitement|sifa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1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2</text:p>
          </table:table-cell>
          <table:table-cell office:value-type="string">
            <text:p>seigno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3</text:p>
          </table:table-cell>
          <table:table-cell office:value-type="string">
            <text:p>lessiés</text:p>
          </table:table-cell>
          <table:table-cell office:value-type="string">
            <text:p>lais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714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2">
          <table:table-cell office:value-type="string">
            <text:p>A_w_00271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16</text:p>
          </table:table-cell>
          <table:table-cell office:value-type="string">
            <text:p>estant</text:p>
          </table:table-cell>
          <table:table-cell office:value-type="string">
            <text:p>est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20</text:p>
          </table:table-cell>
          <table:table-cell office:value-type="string">
            <text:p>prodome</text:p>
          </table:table-cell>
          <table:table-cell office:value-type="string">
            <text:p>broign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1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23</text:p>
          </table:table-cell>
          <table:table-cell office:value-type="string">
            <text:p>avillement</text:p>
          </table:table-cell>
          <table:table-cell office:value-type="string">
            <text:p>avi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4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>
            <text:p>A_w_002725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26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27</text:p>
          </table:table-cell>
          <table:table-cell office:value-type="string">
            <text:p>confonde</text:p>
          </table:table-cell>
          <table:table-cell office:value-type="string">
            <text:p>confo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29</text:p>
          </table:table-cell>
          <table:table-cell office:value-type="string">
            <text:p>cravant</text:p>
          </table:table-cell>
          <table:table-cell office:value-type="string">
            <text:p>cravan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30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31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73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34</text:p>
          </table:table-cell>
          <table:table-cell office:value-type="string">
            <text:p>pren</text:p>
          </table:table-cell>
          <table:table-cell office:value-type="string">
            <text:p>pre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3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6</text:p>
          </table:table-cell>
          <table:table-cell office:value-type="string">
            <text:p>crueil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37</text:p>
          </table:table-cell>
          <table:table-cell office:value-type="string">
            <text:p>vengement</text:p>
          </table:table-cell>
          <table:table-cell office:value-type="string">
            <text:p>veng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39</text:p>
          </table:table-cell>
          <table:table-cell table:number-columns-repeated="2" office:value-type="string">
            <text:p>ton</text:p>
          </table:table-cell>
          <table:table-cell office:value-type="string">
            <text:p>NOMpro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740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41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274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744</text:p>
          </table:table-cell>
          <table:table-cell office:value-type="string">
            <text:p>ir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745</text:p>
          </table:table-cell>
          <table:table-cell office:value-type="string">
            <text:p>gabant</text:p>
          </table:table-cell>
          <table:table-cell office:value-type="string">
            <text:p>gab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4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74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49</text:p>
          </table:table-cell>
          <table:table-cell office:value-type="string">
            <text:p>rende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0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1</text:p>
          </table:table-cell>
          <table:table-cell office:value-type="string">
            <text:p>bonté</text:p>
          </table:table-cell>
          <table:table-cell office:value-type="string">
            <text:p>cont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52</text:p>
          </table:table-cell>
          <table:table-cell table:number-columns-repeated="2"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5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56</text:p>
          </table:table-cell>
          <table:table-cell office:value-type="string">
            <text:p>ataing</text:p>
          </table:table-cell>
          <table:table-cell office:value-type="string">
            <text:p>atain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58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59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0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62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63</text:p>
          </table:table-cell>
          <table:table-cell office:value-type="string">
            <text:p>meïsme</text:p>
          </table:table-cell>
          <table:table-cell office:value-type="string">
            <text:p>mëis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764</text:p>
          </table:table-cell>
          <table:table-cell office:value-type="string">
            <text:p>meterai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65</text:p>
          </table:table-cell>
          <table:table-cell office:value-type="string">
            <text:p>g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2">
          <table:table-cell office:value-type="string">
            <text:p>A_w_0027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67</text:p>
          </table:table-cell>
          <table:table-cell office:value-type="string">
            <text:p>torment</text:p>
          </table:table-cell>
          <table:table-cell office:value-type="string">
            <text:p>tor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69</text:p>
          </table:table-cell>
          <table:table-cell office:value-type="string">
            <text:p>fuerre</text:p>
          </table:table-cell>
          <table:table-cell office:value-type="string">
            <text:p>fuerre1|fuerre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770</text:p>
          </table:table-cell>
          <table:table-cell office:value-type="string">
            <text:p>sache</text:p>
          </table:table-cell>
          <table:table-cell office:value-type="string">
            <text:p>sachi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1</text:p>
          </table:table-cell>
          <table:table-cell office:value-type="string">
            <text:p>courouçouse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77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75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7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77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78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7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0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782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7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784</text:p>
          </table:table-cell>
          <table:table-cell office:value-type="string">
            <text:p>piers</text:p>
          </table:table-cell>
          <table:table-cell office:value-type="string">
            <text:p>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78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86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787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88</text:p>
          </table:table-cell>
          <table:table-cell office:value-type="string">
            <text:p>abatant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0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1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792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794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9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6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797</text:p>
          </table:table-cell>
          <table:table-cell table:number-columns-repeated="2" office:value-type="string">
            <text:p>jusque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7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79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02</text:p>
          </table:table-cell>
          <table:table-cell office:value-type="string">
            <text:p>to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03</text:p>
          </table:table-cell>
          <table:table-cell office:value-type="string">
            <text:p>trenché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04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5</text:p>
          </table:table-cell>
          <table:table-cell office:value-type="string">
            <text:p>bruiant</text:p>
          </table:table-cell>
          <table:table-cell office:value-type="string">
            <text:p>brui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06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07</text:p>
          </table:table-cell>
          <table:table-cell office:value-type="string">
            <text:p>iiii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08</text:p>
          </table:table-cell>
          <table:table-cell office:value-type="string">
            <text:p>piés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280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1</text:p>
          </table:table-cell>
          <table:table-cell office:value-type="string">
            <text:p>antra</text:p>
          </table:table-cell>
          <table:table-cell office:value-type="string">
            <text:p>ent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3</text:p>
          </table:table-cell>
          <table:table-cell office:value-type="string">
            <text:p>brant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15</text:p>
          </table:table-cell>
          <table:table-cell table:number-columns-repeated="2" office:value-type="string">
            <text:p>h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7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1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19</text:p>
          </table:table-cell>
          <table:table-cell office:value-type="string">
            <text:p>cuvert</text:p>
          </table:table-cell>
          <table:table-cell office:value-type="string">
            <text:p>culver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0</text:p>
          </table:table-cell>
          <table:table-cell office:value-type="string">
            <text:p>mescreant</text:p>
          </table:table-cell>
          <table:table-cell office:value-type="string">
            <text:p>mescroi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23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2824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25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A_w_002826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7</text:p>
          </table:table-cell>
          <table:table-cell office:value-type="string">
            <text:p>con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2</text:p>
          </table:table-cell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33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4</text:p>
          </table:table-cell>
          <table:table-cell office:value-type="string">
            <text:p>cop</text:p>
          </table:table-cell>
          <table:table-cell office:value-type="string">
            <text:p>cop|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36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7</text:p>
          </table:table-cell>
          <table:table-cell office:value-type="string">
            <text:p>sainte</text:p>
          </table:table-cell>
          <table:table-cell office:value-type="string">
            <text:p>sai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38</text:p>
          </table:table-cell>
          <table:table-cell office:value-type="string">
            <text:p>Marie</text:p>
          </table:table-cell>
          <table:table-cell office:value-type="string">
            <text:p>mar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39</text:p>
          </table:table-cell>
          <table:table-cell office:value-type="string">
            <text:p>garissés</text:p>
          </table:table-cell>
          <table:table-cell office:value-type="string">
            <text:p>gari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0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4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44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4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4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47</text:p>
          </table:table-cell>
          <table:table-cell office:value-type="string">
            <text:p>so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8</text:p>
          </table:table-cell>
          <table:table-cell office:value-type="string">
            <text:p>merveillant</text:p>
          </table:table-cell>
          <table:table-cell office:value-type="string">
            <text:p>merveil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4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5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51</text:p>
          </table:table-cell>
          <table:table-cell table:number-columns-repeated="2" office:value-type="string">
            <text:p>chev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53</text:p>
          </table:table-cell>
          <table:table-cell office:value-type="string">
            <text:p>deso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4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5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57</text:p>
          </table:table-cell>
          <table:table-cell office:value-type="string">
            <text:p>sau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858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5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61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863</text:p>
          </table:table-cell>
          <table:table-cell office:value-type="string">
            <text:p>sorjornant</text:p>
          </table:table-cell>
          <table:table-cell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64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65</text:p>
          </table:table-cell>
          <table:table-cell office:value-type="string">
            <text:p>Dura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67</text:p>
          </table:table-cell>
          <table:table-cell office:value-type="string">
            <text:p>ii</text:p>
          </table:table-cell>
          <table:table-cell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68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6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0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2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73</text:p>
          </table:table-cell>
          <table:table-cell office:value-type="string">
            <text:p>a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4</text:p>
          </table:table-cell>
          <table:table-cell office:value-type="string">
            <text:p>alé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87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77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7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7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0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88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2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883</text:p>
          </table:table-cell>
          <table:table-cell office:value-type="string">
            <text:p>aïrement</text:p>
          </table:table-cell>
          <table:table-cell office:value-type="string">
            <text:p>aigrement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4</text:p>
          </table:table-cell>
          <table:table-cell office:value-type="string">
            <text:p>des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8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6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7</text:p>
          </table:table-cell>
          <table:table-cell office:value-type="string">
            <text:p>burni</text:p>
          </table:table-cell>
          <table:table-cell office:value-type="string">
            <text:p>bru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8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889</text:p>
          </table:table-cell>
          <table:table-cell office:value-type="string">
            <text:p>flanboiant</text:p>
          </table:table-cell>
          <table:table-cell office:value-type="string">
            <text:p>maintena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89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891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2892</text:p>
          </table:table-cell>
          <table:table-cell office:value-type="string">
            <text:p>quartier</text:p>
          </table:table-cell>
          <table:table-cell office:value-type="string">
            <text:p>cart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93</text:p>
          </table:table-cell>
          <table:table-cell office:value-type="string">
            <text:p>contreval</text:p>
          </table:table-cell>
          <table:table-cell office:value-type="string">
            <text:p>contreval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289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895</text:p>
          </table:table-cell>
          <table:table-cell office:value-type="string">
            <text:p>descent</text:p>
          </table:table-cell>
          <table:table-cell office:value-type="string">
            <text:p>desc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6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8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9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899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0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2901</text:p>
          </table:table-cell>
          <table:table-cell office:value-type="string">
            <text:p>jasarant</text:p>
          </table:table-cell>
          <table:table-cell office:value-type="string">
            <text:p>jazerenc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90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4</text:p>
          </table:table-cell>
          <table:table-cell office:value-type="string">
            <text:p>ourleüre</text:p>
          </table:table-cell>
          <table:table-cell office:value-type="string">
            <text:p>jogl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5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06</text:p>
          </table:table-cell>
          <table:table-cell office:value-type="string">
            <text:p>mitié</text:p>
          </table:table-cell>
          <table:table-cell office:value-type="string">
            <text:p>moit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90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08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09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0</text:p>
          </table:table-cell>
          <table:table-cell table:number-columns-repeated="2"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2911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3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291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1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6</text:p>
          </table:table-cell>
          <table:table-cell office:value-type="string">
            <text:p>bocle</text:p>
          </table:table-cell>
          <table:table-cell office:value-type="string">
            <text:p>boc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17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1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0</text:p>
          </table:table-cell>
          <table:table-cell office:value-type="string">
            <text:p>eü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1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2</text:p>
          </table:table-cell>
          <table:table-cell office:value-type="string">
            <text:p>trestot</text:p>
          </table:table-cell>
          <table:table-cell office:value-type="string">
            <text:p>trestot</text:p>
          </table:table-cell>
          <table:table-cell office:value-type="string">
            <text:p>DET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23</text:p>
          </table:table-cell>
          <table:table-cell office:value-type="string">
            <text:p>outreement</text:p>
          </table:table-cell>
          <table:table-cell office:value-type="string">
            <text:p>out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24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25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26</text:p>
          </table:table-cell>
          <table:table-cell office:value-type="string">
            <text:p>reprent</text:p>
          </table:table-cell>
          <table:table-cell office:value-type="string">
            <text:p>reprend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7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2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92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30</text:p>
          </table:table-cell>
          <table:table-cell office:value-type="string">
            <text:p>couroçousse</text:p>
          </table:table-cell>
          <table:table-cell office:value-type="string">
            <text:p>conoiss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1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2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34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37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38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39</text:p>
          </table:table-cell>
          <table:table-cell office:value-type="string">
            <text:p>esparnant</text:p>
          </table:table-cell>
          <table:table-cell office:value-type="string">
            <text:p>espargn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0</text:p>
          </table:table-cell>
          <table:table-cell office:value-type="string">
            <text:p>grans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1</text:p>
          </table:table-cell>
          <table:table-cell office:value-type="string">
            <text:p>cos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2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3</text:p>
          </table:table-cell>
          <table:table-cell office:value-type="string">
            <text:p>donent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44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4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6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47</text:p>
          </table:table-cell>
          <table:table-cell office:value-type="string">
            <text:p>travaillant</text:p>
          </table:table-cell>
          <table:table-cell office:value-type="string">
            <text:p>travaill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948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49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0</text:p>
          </table:table-cell>
          <table:table-cell office:value-type="string">
            <text:p>espees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1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52</text:p>
          </table:table-cell>
          <table:table-cell office:value-type="string">
            <text:p>vau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53</text:p>
          </table:table-cell>
          <table:table-cell table:number-columns-repeated="2"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54</text:p>
          </table:table-cell>
          <table:table-cell office:value-type="string">
            <text:p>noï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2956</text:p>
          </table:table-cell>
          <table:table-cell office:value-type="string">
            <text:p>to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5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58</text:p>
          </table:table-cell>
          <table:table-cell office:value-type="string">
            <text:p>tranchent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59</text:p>
          </table:table-cell>
          <table:table-cell office:value-type="string">
            <text:p>quanque</text:p>
          </table:table-cell>
          <table:table-cell office:value-type="string">
            <text:p>canque|cant2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0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1</text:p>
          </table:table-cell>
          <table:table-cell office:value-type="string">
            <text:p>ataignant</text:p>
          </table:table-cell>
          <table:table-cell office:value-type="string">
            <text:p>ataind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3</text:p>
          </table:table-cell>
          <table:table-cell office:value-type="string">
            <text:p>hauberrt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4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5</text:p>
          </table:table-cell>
          <table:table-cell table:number-columns-repeated="2" office:value-type="string">
            <text:p>du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66</text:p>
          </table:table-cell>
          <table:table-cell office:value-type="string">
            <text:p>desronpant</text:p>
          </table:table-cell>
          <table:table-cell office:value-type="string">
            <text:p>detenement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6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8</text:p>
          </table:table-cell>
          <table:table-cell office:value-type="string">
            <text:p>mailles</text:p>
          </table:table-cell>
          <table:table-cell office:value-type="string">
            <text:p>m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69</text:p>
          </table:table-cell>
          <table:table-cell office:value-type="string">
            <text:p>cheen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2970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7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2</text:p>
          </table:table-cell>
          <table:table-cell office:value-type="string">
            <text:p>erbe</text:p>
          </table:table-cell>
          <table:table-cell office:value-type="string">
            <text:p>er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3</text:p>
          </table:table-cell>
          <table:table-cell office:value-type="string">
            <text:p>verdoiant</text:p>
          </table:table-cell>
          <table:table-cell office:value-type="string">
            <text:p>verdo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75</text:p>
          </table:table-cell>
          <table:table-cell office:value-type="string">
            <text:p>Belis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76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77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78</text:p>
          </table:table-cell>
          <table:table-cell office:value-type="string">
            <text:p>lentemant</text:p>
          </table:table-cell>
          <table:table-cell office:value-type="string">
            <text:p>gen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79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0</text:p>
          </table:table-cell>
          <table:table-cell office:value-type="string">
            <text:p>so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81</text:p>
          </table:table-cell>
          <table:table-cell office:value-type="string">
            <text:p>andui</text:p>
          </table:table-cell>
          <table:table-cell office:value-type="string">
            <text:p>ambedos</text:p>
          </table:table-cell>
          <table:table-cell office:value-type="string">
            <text:p>DETca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2</text:p>
          </table:table-cell>
          <table:table-cell office:value-type="string">
            <text:p>plain</text:p>
          </table:table-cell>
          <table:table-cell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298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298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2985</text:p>
          </table:table-cell>
          <table:table-cell office:value-type="string">
            <text:p>hardema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8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87</text:p>
          </table:table-cell>
          <table:table-cell office:value-type="string">
            <text:p>duronda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89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0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1</text:p>
          </table:table-cell>
          <table:table-cell office:value-type="string">
            <text:p>reboisant</text:p>
          </table:table-cell>
          <table:table-cell office:value-type="string">
            <text:p>reman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2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2993</text:p>
          </table:table-cell>
          <table:table-cell office:value-type="string">
            <text:p>couroçouse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2995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6</text:p>
          </table:table-cell>
          <table:table-cell office:value-type="string">
            <text:p>afebloiant</text:p>
          </table:table-cell>
          <table:table-cell office:value-type="string">
            <text:p>afebli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2997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2998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29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0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01</text:p>
          </table:table-cell>
          <table:table-cell office:value-type="string">
            <text:p>tretot</text:p>
          </table:table-cell>
          <table:table-cell office:value-type="string">
            <text:p>tresto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0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3</text:p>
          </table:table-cell>
          <table:table-cell office:value-type="string">
            <text:p>cue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005</text:p>
          </table:table-cell>
          <table:table-cell office:value-type="string">
            <text:p>mant</text:p>
          </table:table-cell>
          <table:table-cell office:value-type="string">
            <text:p>ta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006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07</text:p>
          </table:table-cell>
          <table:table-cell office:value-type="string">
            <text:p>croiez</text:p>
          </table:table-cell>
          <table:table-cell office:value-type="string">
            <text:p>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09</text:p>
          </table:table-cell>
          <table:table-cell office:value-type="string">
            <text:p>jete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0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011</text:p>
          </table:table-cell>
          <table:table-cell table:number-columns-repeated="2" office:value-type="string">
            <text:p>contr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12</text:p>
          </table:table-cell>
          <table:table-cell office:value-type="string">
            <text:p>orïant</text:p>
          </table:table-cell>
          <table:table-cell office:value-type="string">
            <text:p>orï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4</text:p>
          </table:table-cell>
          <table:table-cell office:value-type="string">
            <text:p>praïre</text:p>
          </table:table-cell>
          <table:table-cell office:value-type="string">
            <text:p>braire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>
            <text:p>A_w_0030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6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17</text:p>
          </table:table-cell>
          <table:table-cell office:value-type="string">
            <text:p>escordremant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18</text:p>
          </table:table-cell>
          <table:table-cell office:value-type="string">
            <text:p>diex</text:p>
          </table:table-cell>
          <table:table-cell office:value-type="string">
            <text:p>dieu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1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20</text:p>
          </table:table-cell>
          <table:table-cell office:value-type="string">
            <text:p>es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21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02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3</text:p>
          </table:table-cell>
          <table:table-cell office:value-type="string">
            <text:p>desus</text:p>
          </table:table-cell>
          <table:table-cell office:value-type="string">
            <text:p>deso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24</text:p>
          </table:table-cell>
          <table:table-cell office:value-type="string">
            <text:p>tote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5</text:p>
          </table:table-cell>
          <table:table-cell office:value-type="string">
            <text:p>giant</text:p>
          </table:table-cell>
          <table:table-cell office:value-type="string">
            <text:p>gent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7</text:p>
          </table:table-cell>
          <table:table-cell office:value-type="string">
            <text:p>ho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28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29</text:p>
          </table:table-cell>
          <table:table-cell office:value-type="string">
            <text:p>fame</text:p>
          </table:table-cell>
          <table:table-cell office:value-type="string">
            <text:p>fame|fem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0</text:p>
          </table:table-cell>
          <table:table-cell office:value-type="string">
            <text:p>fai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2">
          <table:table-cell office:value-type="string">
            <text:p>A_w_00303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2</text:p>
          </table:table-cell>
          <table:table-cell office:value-type="string">
            <text:p>to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3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4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2">
          <table:table-cell office:value-type="string">
            <text:p>A_w_00303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3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7</text:p>
          </table:table-cell>
          <table:table-cell office:value-type="string">
            <text:p>virge</text:p>
          </table:table-cell>
          <table:table-cell office:value-type="string">
            <text:p>sie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38</text:p>
          </table:table-cell>
          <table:table-cell office:value-type="string">
            <text:p>nasqui</text:p>
          </table:table-cell>
          <table:table-cell office:value-type="string">
            <text:p>naistre|nasqu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039</text:p>
          </table:table-cell>
          <table:table-cell office:value-type="string">
            <text:p>an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40</text:p>
          </table:table-cell>
          <table:table-cell office:value-type="string">
            <text:p>Belï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41</text:p>
          </table:table-cell>
          <table:table-cell office:value-type="string">
            <text:p>h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42</text:p>
          </table:table-cell>
          <table:table-cell office:value-type="string">
            <text:p>vra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43</text:p>
          </table:table-cell>
          <table:table-cell office:value-type="string">
            <text:p>ro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4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45</text:p>
          </table:table-cell>
          <table:table-cell office:value-type="string">
            <text:p>com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>
            <text:p>A_w_003046</text:p>
          </table:table-cell>
          <table:table-cell office:value-type="string">
            <text:p>jel</text:p>
          </table:table-cell>
          <table:table-cell office:value-type="string">
            <text:p>bel1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7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ADJca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48</text:p>
          </table:table-cell>
          <table:table-cell office:value-type="string">
            <text:p>fermemant</text:p>
          </table:table-cell>
          <table:table-cell office:value-type="string">
            <text:p>ferm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4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0</text:p>
          </table:table-cell>
          <table:table-cell office:value-type="string">
            <text:p>ce</text:p>
          </table:table-cell>
          <table:table-cell office:value-type="string">
            <text:p>ci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52</text:p>
          </table:table-cell>
          <table:table-cell table:number-columns-repeated="2" office:value-type="string">
            <text:p>voi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05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54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55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56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7</text:p>
          </table:table-cell>
          <table:table-cell office:value-type="string">
            <text:p>disant</text:p>
          </table:table-cell>
          <table:table-cell office:value-type="string">
            <text:p>dire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58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5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061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062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63</text:p>
          </table:table-cell>
          <table:table-cell office:value-type="string">
            <text:p>j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4</text:p>
          </table:table-cell>
          <table:table-cell office:value-type="string">
            <text:p>so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65</text:p>
          </table:table-cell>
          <table:table-cell office:value-type="string">
            <text:p>morant</text:p>
          </table:table-cell>
          <table:table-cell office:value-type="string">
            <text:p>m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66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067</text:p>
          </table:table-cell>
          <table:table-cell office:value-type="string">
            <text:p>convertir</text:p>
          </table:table-cell>
          <table:table-cell office:value-type="string">
            <text:p>e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68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69</text:p>
          </table:table-cell>
          <table:table-cell table:number-columns-repeated="2" office:value-type="string">
            <text:p>l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0</text:p>
          </table:table-cell>
          <table:table-cell office:value-type="string">
            <text:p>tirant</text:p>
          </table:table-cell>
          <table:table-cell office:value-type="string">
            <text:p>tir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2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3</text:p>
          </table:table-cell>
          <table:table-cell office:value-type="string">
            <text:p>baise</text:p>
          </table:table-cell>
          <table:table-cell office:value-type="string">
            <text:p>ba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4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075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7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77</text:p>
          </table:table-cell>
          <table:table-cell office:value-type="string">
            <text:p>levé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079</text:p>
          </table:table-cell>
          <table:table-cell table:number-columns-repeated="2" office:value-type="string">
            <text:p>tant</text:p>
          </table:table-cell>
          <table:table-cell office:value-type="string">
            <text:p>PROind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0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8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2</text:p>
          </table:table-cell>
          <table:table-cell table:number-columns-repeated="2" office:value-type="string">
            <text:p>fen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08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84</text:p>
          </table:table-cell>
          <table:table-cell office:value-type="string">
            <text:p>mi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085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6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87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3088</text:p>
          </table:table-cell>
          <table:table-cell table:number-columns-repeated="2" office:value-type="string">
            <text:p>vent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89</text:p>
          </table:table-cell>
          <table:table-cell office:value-type="string">
            <text:p>vo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09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1</text:p>
          </table:table-cell>
          <table:table-cell office:value-type="string">
            <text:p>baro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2</text:p>
          </table:table-cell>
          <table:table-cell office:value-type="string">
            <text:p>combautre</text:p>
          </table:table-cell>
          <table:table-cell office:value-type="string">
            <text:p>combatr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3</text:p>
          </table:table-cell>
          <table:table-cell office:value-type="string">
            <text:p>fierement</text:p>
          </table:table-cell>
          <table:table-cell office:value-type="string">
            <text:p>fie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0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095</text:p>
          </table:table-cell>
          <table:table-cell office:value-type="string">
            <text:p>lo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09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098</text:p>
          </table:table-cell>
          <table:table-cell office:value-type="string">
            <text:p>avoient</text:p>
          </table:table-cell>
          <table:table-cell office:value-type="string">
            <text:p>avoiier|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099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10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1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0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3</text:p>
          </table:table-cell>
          <table:table-cell office:value-type="string">
            <text:p>poissen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04</text:p>
          </table:table-cell>
          <table:table-cell office:value-type="string">
            <text:p>couvrir</text:p>
          </table:table-cell>
          <table:table-cell office:value-type="string">
            <text:p>covri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>
            <text:p>A_w_003105</text:p>
          </table:table-cell>
          <table:table-cell office:value-type="string">
            <text:p>lor</text:p>
          </table:table-cell>
          <table:table-cell office:value-type="string">
            <text:p>l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06</text:p>
          </table:table-cell>
          <table:table-cell office:value-type="string">
            <text:p>pis</text:p>
          </table:table-cell>
          <table:table-cell office:value-type="string">
            <text:p>pic2|pis2|p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07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8</text:p>
          </table:table-cell>
          <table:table-cell office:value-type="string">
            <text:p>mout</text:p>
          </table:table-cell>
          <table:table-cell office:value-type="string">
            <text:p>tost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09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0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1</text:p>
          </table:table-cell>
          <table:table-cell office:value-type="string">
            <text:p>esto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2</text:p>
          </table:table-cell>
          <table:table-cell office:value-type="string">
            <text:p>orgeillous</text:p>
          </table:table-cell>
          <table:table-cell office:value-type="string">
            <text:p>provenc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14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1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7</text:p>
          </table:table-cell>
          <table:table-cell office:value-type="string">
            <text:p>requierent</text:p>
          </table:table-cell>
          <table:table-cell office:value-type="string">
            <text:p>requer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19</text:p>
          </table:table-cell>
          <table:table-cell office:value-type="string">
            <text:p>nobile</text:p>
          </table:table-cell>
          <table:table-cell office:value-type="string">
            <text:p>nobíl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0</text:p>
          </table:table-cell>
          <table:table-cell table:number-columns-repeated="2"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2</text:p>
          </table:table-cell>
          <table:table-cell office:value-type="string">
            <text:p>qua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2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25</text:p>
          </table:table-cell>
          <table:table-cell office:value-type="string">
            <text:p>escria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12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27</text:p>
          </table:table-cell>
          <table:table-cell table:number-columns-repeated="2"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28</text:p>
          </table:table-cell>
          <table:table-cell table:number-columns-repeated="2" office:value-type="string">
            <text:p>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29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0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31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32</text:p>
          </table:table-cell>
          <table:table-cell office:value-type="string">
            <text:p>qua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33</text:p>
          </table:table-cell>
          <table:table-cell office:value-type="string">
            <text:p>relenquis</text:p>
          </table:table-cell>
          <table:table-cell office:value-type="string">
            <text:p>relenq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4</text:p>
          </table:table-cell>
          <table:table-cell office:value-type="string">
            <text:p>Mahom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3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36</text:p>
          </table:table-cell>
          <table:table-cell office:value-type="string">
            <text:p>croi</text:p>
          </table:table-cell>
          <table:table-cell office:value-type="string">
            <text:p>croi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13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38</text:p>
          </table:table-cell>
          <table:table-cell table:number-columns-repeated="2" office:value-type="string">
            <text:p>dieu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39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40</text:p>
          </table:table-cell>
          <table:table-cell office:value-type="string">
            <text:p>sofri</text:p>
          </table:table-cell>
          <table:table-cell office:value-type="string">
            <text:p>sofr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1</text:p>
          </table:table-cell>
          <table:table-cell office:value-type="string">
            <text:p>pasïon</text:p>
          </table:table-cell>
          <table:table-cell office:value-type="string">
            <text:p>pass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2</text:p>
          </table:table-cell>
          <table:table-cell office:value-type="string">
            <text:p>ber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143</text:p>
          </table:table-cell>
          <table:table-cell office:value-type="string">
            <text:p>car</text:p>
          </table:table-cell>
          <table:table-cell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4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5</text:p>
          </table:table-cell>
          <table:table-cell office:value-type="string">
            <text:p>fai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4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4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148</text:p>
          </table:table-cell>
          <table:table-cell office:value-type="string">
            <text:p>reçoif</text:p>
          </table:table-cell>
          <table:table-cell office:value-type="string">
            <text:p>rece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4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50</text:p>
          </table:table-cell>
          <table:table-cell office:value-type="string">
            <text:p>don</text:p>
          </table:table-cell>
          <table:table-cell office:value-type="string">
            <text:p>d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1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53</text:p>
          </table:table-cell>
          <table:table-cell office:value-type="string">
            <text:p>Belsisant</text:p>
          </table:table-cell>
          <table:table-cell office:value-type="string">
            <text:p>belise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55</text:p>
          </table:table-cell>
          <table:table-cell office:value-type="string">
            <text:p>file</text:p>
          </table:table-cell>
          <table:table-cell office:value-type="string">
            <text:p>f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15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57</text:p>
          </table:table-cell>
          <table:table-cell office:value-type="string">
            <text:p>ro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8</text:p>
          </table:table-cell>
          <table:table-cell office:value-type="string">
            <text:p>Karlon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59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60</text:p>
          </table:table-cell>
          <table:table-cell office:value-type="string">
            <text:p>cousine</text:p>
          </table:table-cell>
          <table:table-cell office:value-type="string">
            <text:p>cos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2</text:p>
          </table:table-cell>
          <table:table-cell office:value-type="string">
            <text:p>germaine</text:p>
          </table:table-cell>
          <table:table-cell office:value-type="string">
            <text:p>vergoi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3</text:p>
          </table:table-cell>
          <table:table-cell office:value-type="string">
            <text:p>ce</text:p>
          </table:table-cell>
          <table:table-cell office:value-type="string">
            <text:p>soi1</text:p>
          </table:table-cell>
          <table:table-cell office:value-type="string">
            <text:p>PROde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4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65</text:p>
          </table:table-cell>
          <table:table-cell office:value-type="string">
            <text:p>on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66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7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8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69</text:p>
          </table:table-cell>
          <table:table-cell office:value-type="string">
            <text:p>dons</text:p>
          </table:table-cell>
          <table:table-cell office:value-type="string">
            <text:p>deus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0</text:p>
          </table:table-cell>
          <table:table-cell office:value-type="string">
            <text:p>sens</text:p>
          </table:table-cell>
          <table:table-cell office:value-type="string">
            <text:p>sans|sen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71</text:p>
          </table:table-cell>
          <table:table-cell office:value-type="string">
            <text:p>nule</text:p>
          </table:table-cell>
          <table:table-cell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2</text:p>
          </table:table-cell>
          <table:table-cell office:value-type="string">
            <text:p>traïson</text:p>
          </table:table-cell>
          <table:table-cell office:value-type="string">
            <text:p>träison</text:p>
          </table:table-cell>
          <table:table-cell office:value-type="string">
            <text:p>NOMpro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7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4</text:p>
          </table:table-cell>
          <table:table-cell office:value-type="string">
            <text:p>mo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7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76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77</text:p>
          </table:table-cell>
          <table:table-cell office:value-type="string">
            <text:p>soromes</text:p>
          </table:table-cell>
          <table:table-cell office:value-type="string">
            <text:p>estre1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78</text:p>
          </table:table-cell>
          <table:table-cell office:value-type="string">
            <text:p>compaignon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7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180</text:p>
          </table:table-cell>
          <table:table-cell office:value-type="string">
            <text:p>conquerons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181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2</text:p>
          </table:table-cell>
          <table:table-cell office:value-type="string">
            <text:p>chautiax</text:p>
          </table:table-cell>
          <table:table-cell office:value-type="string">
            <text:p>chan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83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84</text:p>
          </table:table-cell>
          <table:table-cell office:value-type="string">
            <text:p>dongon</text:p>
          </table:table-cell>
          <table:table-cell office:value-type="string">
            <text:p>don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1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8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18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88</text:p>
          </table:table-cell>
          <table:table-cell office:value-type="string">
            <text:p>toi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8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190</text:p>
          </table:table-cell>
          <table:table-cell office:value-type="string">
            <text:p>quier</text:p>
          </table:table-cell>
          <table:table-cell office:value-type="string">
            <text:p>quer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191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192</text:p>
          </table:table-cell>
          <table:table-cell office:value-type="string">
            <text:p>esperon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93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194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195</text:p>
          </table:table-cell>
          <table:table-cell office:value-type="string">
            <text:p>or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96</text:p>
          </table:table-cell>
          <table:table-cell office:value-type="string">
            <text:p>oi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197</text:p>
          </table:table-cell>
          <table:table-cell office:value-type="string">
            <text:p>plé</text:p>
          </table:table-cell>
          <table:table-cell office:value-type="string">
            <text:p>il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19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199</text:p>
          </table:table-cell>
          <table:table-cell office:value-type="string">
            <text:p>bricon</text:p>
          </table:table-cell>
          <table:table-cell office:value-type="string">
            <text:p>bricon1|bric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0</text:p>
          </table:table-cell>
          <table:table-cell office:value-type="string">
            <text:p>male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1</text:p>
          </table:table-cell>
          <table:table-cell table:number-columns-repeated="2" office:value-type="string">
            <text:p>hon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0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03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20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05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06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207</text:p>
          </table:table-cell>
          <table:table-cell office:value-type="string">
            <text:p>clerçon</text:p>
          </table:table-cell>
          <table:table-cell office:value-type="string">
            <text:p>clerj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8</text:p>
          </table:table-cell>
          <table:table-cell office:value-type="string">
            <text:p>faillé</text:p>
          </table:table-cell>
          <table:table-cell office:value-type="string">
            <text:p>maill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09</text:p>
          </table:table-cell>
          <table:table-cell office:value-type="string">
            <text:p>av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21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11</text:p>
          </table:table-cell>
          <table:table-cell office:value-type="string">
            <text:p>ce</text:p>
          </table:table-cell>
          <table:table-cell office:value-type="string">
            <text:p>le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2</text:p>
          </table:table-cell>
          <table:table-cell office:value-type="string">
            <text:p>primier</text:p>
          </table:table-cell>
          <table:table-cell office:value-type="string">
            <text:p>prem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13</text:p>
          </table:table-cell>
          <table:table-cell table:number-columns-repeated="2" office:value-type="string">
            <text:p>serm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1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15</text:p>
          </table:table-cell>
          <table:table-cell office:value-type="string">
            <text:p>savez</text:p>
          </table:table-cell>
          <table:table-cell office:value-type="string">
            <text:p>s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16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1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18</text:p>
          </table:table-cell>
          <table:table-cell office:value-type="string">
            <text:p>lire</text:p>
          </table:table-cell>
          <table:table-cell office:value-type="string">
            <text:p>il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19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0</text:p>
          </table:table-cell>
          <table:table-cell office:value-type="string">
            <text:p>leçon</text:p>
          </table:table-cell>
          <table:table-cell office:value-type="string">
            <text:p>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1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22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3</text:p>
          </table:table-cell>
          <table:table-cell office:value-type="string">
            <text:p>sui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4</text:p>
          </table:table-cell>
          <table:table-cell office:value-type="string">
            <text:p>metre</text:p>
          </table:table-cell>
          <table:table-cell office:value-type="string">
            <text:p>metre2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2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>
            <text:p>A_w_00322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7</text:p>
          </table:table-cell>
          <table:table-cell office:value-type="string">
            <text:p>vo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28</text:p>
          </table:table-cell>
          <table:table-cell office:value-type="string">
            <text:p>apenron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2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3230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1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2</text:p>
          </table:table-cell>
          <table:table-cell office:value-type="string">
            <text:p>puis</text:p>
          </table:table-cell>
          <table:table-cell office:value-type="string">
            <text:p>pöoi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3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 office:value-type="string">
            <text:p>A_w_0032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35</text:p>
          </table:table-cell>
          <table:table-cell office:value-type="string">
            <text:p>bandon</text:p>
          </table:table-cell>
          <table:table-cell office:value-type="string">
            <text:p>band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6</text:p>
          </table:table-cell>
          <table:table-cell office:value-type="string">
            <text:p>gel</text:p>
          </table:table-cell>
          <table:table-cell office:value-type="string">
            <text:p>bel1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37</text:p>
          </table:table-cell>
          <table:table-cell office:value-type="string">
            <text:p>te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38</text:p>
          </table:table-cell>
          <table:table-cell office:value-type="string">
            <text:p>donrai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23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40</text:p>
          </table:table-cell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41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42</text:p>
          </table:table-cell>
          <table:table-cell office:value-type="string">
            <text:p>reon</text:p>
          </table:table-cell>
          <table:table-cell office:value-type="string">
            <text:p>roion1|roion2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43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4</text:p>
          </table:table-cell>
          <table:table-cell office:value-type="string">
            <text:p>poras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45</text:p>
          </table:table-cell>
          <table:table-cell table:number-columns-repeated="2" office:value-type="string">
            <text:p>dire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46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7</text:p>
          </table:table-cell>
          <table:table-cell office:value-type="string">
            <text:p>ou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48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49</text:p>
          </table:table-cell>
          <table:table-cell table:number-columns-repeated="2" office:value-type="string">
            <text:p>non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50</text:p>
          </table:table-cell>
          <table:table-cell office:value-type="string">
            <text:p>vien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51</text:p>
          </table:table-cell>
          <table:table-cell table:number-columns-repeated="2" office:value-type="string">
            <text:p>ç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252</text:p>
          </table:table-cell>
          <table:table-cell table:number-columns-repeated="2" office:value-type="string">
            <text:p>c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53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4</text:p>
          </table:table-cell>
          <table:table-cell office:value-type="string">
            <text:p>t</text:p>
          </table:table-cell>
          <table:table-cell office:value-type="string">
            <text:p>tu</text:p>
          </table:table-cell>
          <table:table-cell office:value-type="string">
            <text:p>PROpe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55</text:p>
          </table:table-cell>
          <table:table-cell office:value-type="string">
            <text:p>apel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6</text:p>
          </table:table-cell>
          <table:table-cell office:value-type="string">
            <text:p>felon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59</text:p>
          </table:table-cell>
          <table:table-cell office:value-type="string">
            <text:p>entant</text:p>
          </table:table-cell>
          <table:table-cell office:value-type="string">
            <text:p>ent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61</text:p>
          </table:table-cell>
          <table:table-cell office:value-type="string">
            <text:p>taint</text:p>
          </table:table-cell>
          <table:table-cell office:value-type="string">
            <text:p>taindre|teindre</text:p>
          </table:table-cell>
          <table:table-cell office:value-type="string">
            <text:p>NOMpro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62</text:p>
          </table:table-cell>
          <table:table-cell office:value-type="string">
            <text:p>comme</text:p>
          </table:table-cell>
          <table:table-cell office:value-type="string">
            <text:p>com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63</text:p>
          </table:table-cell>
          <table:table-cell table:number-columns-repeated="2" office:value-type="string">
            <text:p>charb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26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6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6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267</text:p>
          </table:table-cell>
          <table:table-cell office:value-type="string">
            <text:p>o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8</text:p>
          </table:table-cell>
          <table:table-cell office:value-type="string">
            <text:p>sachiez</text:p>
          </table:table-cell>
          <table:table-cell office:value-type="string">
            <text:p>savoir</text:p>
          </table:table-cell>
          <table:table-cell office:value-type="string">
            <text:p>VERpp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69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70</text:p>
          </table:table-cell>
          <table:table-cell office:value-type="string">
            <text:p>courocier</text:p>
          </table:table-cell>
          <table:table-cell office:value-type="string">
            <text:p>corroc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1</text:p>
          </table:table-cell>
          <table:table-cell office:value-type="string">
            <text:p>formant</text:p>
          </table:table-cell>
          <table:table-cell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72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3</text:p>
          </table:table-cell>
          <table:table-cell office:value-type="string">
            <text:p>poise</text:p>
          </table:table-cell>
          <table:table-cell office:value-type="string">
            <text:p>pe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4</text:p>
          </table:table-cell>
          <table:table-cell office:value-type="string">
            <text:p>qu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7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7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277</text:p>
          </table:table-cell>
          <table:table-cell office:value-type="string">
            <text:p>o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78</text:p>
          </table:table-cell>
          <table:table-cell office:value-type="string">
            <text:p>contralïer</text:p>
          </table:table-cell>
          <table:table-cell office:value-type="string">
            <text:p>contrar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0</text:p>
          </table:table-cell>
          <table:table-cell office:value-type="string">
            <text:p>durondal</text:p>
          </table:table-cell>
          <table:table-cell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1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83</text:p>
          </table:table-cell>
          <table:table-cell office:value-type="string">
            <text:p>pung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2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86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7</text:p>
          </table:table-cell>
          <table:table-cell table:number-columns-repeated="2" office:value-type="string">
            <text:p>m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8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289</text:p>
          </table:table-cell>
          <table:table-cell office:value-type="string">
            <text:p>sus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290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291</text:p>
          </table:table-cell>
          <table:table-cell office:value-type="string">
            <text:p>hiaume</text:p>
          </table:table-cell>
          <table:table-cell office:value-type="string">
            <text:p>flamme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292</text:p>
          </table:table-cell>
          <table:table-cell office:value-type="string">
            <text:p>vergier</text:p>
          </table:table-cell>
          <table:table-cell office:value-type="string">
            <text:p>vergier1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29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294</text:p>
          </table:table-cell>
          <table:table-cell office:value-type="string">
            <text:p>flors</text:p>
          </table:table-cell>
          <table:table-cell office:value-type="string">
            <text:p>flor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295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296</text:p>
          </table:table-cell>
          <table:table-cell office:value-type="string">
            <text:p>pieres</text:p>
          </table:table-cell>
          <table:table-cell office:value-type="string">
            <text:p>gai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29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298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299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00</text:p>
          </table:table-cell>
          <table:table-cell office:value-type="string">
            <text:p>trebuchier</text:p>
          </table:table-cell>
          <table:table-cell office:value-type="string">
            <text:p>treb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02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3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0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6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7</text:p>
          </table:table-cell>
          <table:table-cell office:value-type="string">
            <text:p>fis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08</text:p>
          </table:table-cell>
          <table:table-cell office:value-type="string">
            <text:p>ploier</text:p>
          </table:table-cell>
          <table:table-cell office:value-type="string">
            <text:p>ploi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09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10</text:p>
          </table:table-cell>
          <table:table-cell office:value-type="string">
            <text:p>franço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1</text:p>
          </table:table-cell>
          <table:table-cell office:value-type="string">
            <text:p>quel</text:p>
          </table:table-cell>
          <table:table-cell office:value-type="string">
            <text:p>quel1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2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31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14</text:p>
          </table:table-cell>
          <table:table-cell table:number-columns-repeated="2"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6</text:p>
          </table:table-cell>
          <table:table-cell office:value-type="string">
            <text:p>plusors</text:p>
          </table:table-cell>
          <table:table-cell office:value-type="string">
            <text:p>plu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17</text:p>
          </table:table-cell>
          <table:table-cell office:value-type="string">
            <text:p>dien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>
            <text:p>A_w_003318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19</text:p>
          </table:table-cell>
          <table:table-cell office:value-type="string">
            <text:p>cortois</text:p>
          </table:table-cell>
          <table:table-cell office:value-type="string">
            <text:p>cort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20</text:p>
          </table:table-cell>
          <table:table-cell office:value-type="string">
            <text:p>messagier</text:p>
          </table:table-cell>
          <table:table-cell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21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22</text:p>
          </table:table-cell>
          <table:table-cell office:value-type="string">
            <text:p>veincuz</text:p>
          </table:table-cell>
          <table:table-cell office:value-type="string">
            <text:p>veintre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2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4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25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26</text:p>
          </table:table-cell>
          <table:table-cell office:value-type="string">
            <text:p>pu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27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28</text:p>
          </table:table-cell>
          <table:table-cell office:value-type="string">
            <text:p>aidi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29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30</text:p>
          </table:table-cell>
          <table:table-cell office:value-type="string">
            <text:p>poi</text:p>
          </table:table-cell>
          <table:table-cell office:value-type="string">
            <text:p>p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1</text:p>
          </table:table-cell>
          <table:table-cell office:value-type="string">
            <text:p>connoissent</text:p>
          </table:table-cell>
          <table:table-cell office:value-type="string">
            <text:p>conoistr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2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3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4</text:p>
          </table:table-cell>
          <table:table-cell office:value-type="string">
            <text:p>guerreer</text:p>
          </table:table-cell>
          <table:table-cell office:value-type="string">
            <text:p>guerre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3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6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3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38</text:p>
          </table:table-cell>
          <table:table-cell office:value-type="string">
            <text:p>saut</text:p>
          </table:table-cell>
          <table:table-cell office:value-type="string">
            <text:p>saut1|saut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3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0</text:p>
          </table:table-cell>
          <table:table-cell office:value-type="string">
            <text:p>va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1</text:p>
          </table:table-cell>
          <table:table-cell office:value-type="string">
            <text:p>ce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2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3</text:p>
          </table:table-cell>
          <table:table-cell office:value-type="string">
            <text:p>vengier</text:p>
          </table:table-cell>
          <table:table-cell office:value-type="string">
            <text:p>veng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4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45</text:p>
          </table:table-cell>
          <table:table-cell office:value-type="string">
            <text:p>iex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46</text:p>
          </table:table-cell>
          <table:table-cell office:value-type="string">
            <text:p>roïlle</text:p>
          </table:table-cell>
          <table:table-cell office:value-type="string">
            <text:p>röeill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47</text:p>
          </table:table-cell>
          <table:table-cell office:value-type="string">
            <text:p>au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48</text:p>
          </table:table-cell>
          <table:table-cell office:value-type="string">
            <text:p>com</text:p>
          </table:table-cell>
          <table:table-cell office:value-type="string">
            <text:p>come1</text:p>
          </table:table-cell>
          <table:table-cell office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>
            <text:p>A_w_003349</text:p>
          </table:table-cell>
          <table:table-cell office:value-type="string">
            <text:p>liemier</text:p>
          </table:table-cell>
          <table:table-cell office:value-type="string">
            <text:p>lïem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50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351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5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4</text:p>
          </table:table-cell>
          <table:table-cell table:number-columns-repeated="2" office:value-type="string">
            <text:p>set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55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35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57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58</text:p>
          </table:table-cell>
          <table:table-cell office:value-type="string">
            <text:p>gaitier</text:p>
          </table:table-cell>
          <table:table-cell office:value-type="string">
            <text:p>gaitier|gestier|ge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59</text:p>
          </table:table-cell>
          <table:table-cell office:value-type="string">
            <text:p>jamés</text:p>
          </table:table-cell>
          <table:table-cell office:value-type="string">
            <text:p>ja+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0</text:p>
          </table:table-cell>
          <table:table-cell table:number-columns-repeated="2" office:value-type="string">
            <text:p>nu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1</text:p>
          </table:table-cell>
          <table:table-cell office:value-type="string">
            <text:p>jor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>
            <text:p>A_w_003363</text:p>
          </table:table-cell>
          <table:table-cell office:value-type="string">
            <text:p>porra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4</text:p>
          </table:table-cell>
          <table:table-cell office:value-type="string">
            <text:p>chevachier</text:p>
          </table:table-cell>
          <table:table-cell office:value-type="string">
            <text:p>trebu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365</text:p>
          </table:table-cell>
          <table:table-cell office:value-type="string">
            <text:p>mou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36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6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6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69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370</text:p>
          </table:table-cell>
          <table:table-cell office:value-type="string">
            <text:p>ruiste</text:p>
          </table:table-cell>
          <table:table-cell office:value-type="string">
            <text:p>rust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1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2</text:p>
          </table:table-cell>
          <table:table-cell office:value-type="string">
            <text:p>mellee</text:p>
          </table:table-cell>
          <table:table-cell office:value-type="string">
            <text:p>mel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3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74</text:p>
          </table:table-cell>
          <table:table-cell table:number-columns-repeated="2" office:value-type="string">
            <text:p>sarras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37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7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7</text:p>
          </table:table-cell>
          <table:table-cell office:value-type="string">
            <text:p>color</text:p>
          </table:table-cell>
          <table:table-cell office:value-type="string">
            <text:p>c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8</text:p>
          </table:table-cell>
          <table:table-cell office:value-type="string">
            <text:p>muee</text:p>
          </table:table-cell>
          <table:table-cell office:value-type="string">
            <text:p>mü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79</text:p>
          </table:table-cell>
          <table:table-cell office:value-type="string">
            <text:p>Ti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0</text:p>
          </table:table-cell>
          <table:table-cell office:value-type="string">
            <text:p>couroçouse</text:p>
          </table:table-cell>
          <table:table-cell office:value-type="string">
            <text:p>esclavon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1</text:p>
          </table:table-cell>
          <table:table-cell table:number-columns-repeated="2" office:value-type="string">
            <text:p>dont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3</text:p>
          </table:table-cell>
          <table:table-cell office:value-type="string">
            <text:p>lemele</text:p>
          </table:table-cell>
          <table:table-cell office:value-type="string">
            <text:p>le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385</text:p>
          </table:table-cell>
          <table:table-cell office:value-type="string">
            <text:p>le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2">
          <table:table-cell office:value-type="string">
            <text:p>A_w_003386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87</text:p>
          </table:table-cell>
          <table:table-cell office:value-type="string">
            <text:p>neveu</text:p>
          </table:table-cell>
          <table:table-cell office:value-type="string">
            <text:p>nevo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88</text:p>
          </table:table-cell>
          <table:table-cell office:value-type="string">
            <text:p>Karle</text:p>
          </table:table-cell>
          <table:table-cell office:value-type="string">
            <text:p>charl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389</text:p>
          </table:table-cell>
          <table:table-cell office:value-type="string">
            <text:p>la</text:p>
          </table:table-cell>
          <table:table-cell office:value-type="string">
            <text:p>il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0</text:p>
          </table:table-cell>
          <table:table-cell office:value-type="string">
            <text:p>fera</text:p>
          </table:table-cell>
          <table:table-cell office:value-type="string">
            <text:p>fer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9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392</text:p>
          </table:table-cell>
          <table:table-cell office:value-type="string">
            <text:p>privee</text:p>
          </table:table-cell>
          <table:table-cell office:value-type="string">
            <text:p>prii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3</text:p>
          </table:table-cell>
          <table:table-cell office:value-type="string">
            <text:p>des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4</text:p>
          </table:table-cell>
          <table:table-cell office:value-type="string">
            <text:p>so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5</text:p>
          </table:table-cell>
          <table:table-cell office:value-type="string">
            <text:p>hiau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397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3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399</text:p>
          </table:table-cell>
          <table:table-cell office:value-type="string">
            <text:p>entesee</text:p>
          </table:table-cell>
          <table:table-cell office:value-type="string">
            <text:p>entes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01</text:p>
          </table:table-cell>
          <table:table-cell office:value-type="string">
            <text:p>f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4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5</text:p>
          </table:table-cell>
          <table:table-cell table:number-columns-repeated="2" office:value-type="string">
            <text:p>bu</text:p>
          </table:table-cell>
          <table:table-cell office:value-type="string">
            <text:p>CONsub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6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07</text:p>
          </table:table-cell>
          <table:table-cell office:value-type="string">
            <text:p>sevree</text:p>
          </table:table-cell>
          <table:table-cell office:value-type="string">
            <text:p>sevre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08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>
            <text:p>A_w_003409</text:p>
          </table:table-cell>
          <table:table-cell office:value-type="string">
            <text:p>courouçouse</text:p>
          </table:table-cell>
          <table:table-cell office:value-type="string">
            <text:p>c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0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12</text:p>
          </table:table-cell>
          <table:table-cell office:value-type="string">
            <text:p>es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13</text:p>
          </table:table-cell>
          <table:table-cell office:value-type="string">
            <text:p>poins</text:p>
          </table:table-cell>
          <table:table-cell office:value-type="string">
            <text:p>poing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string">
            <text:p>A_w_003414</text:p>
          </table:table-cell>
          <table:table-cell office:value-type="string">
            <text:p>tornee</text:p>
          </table:table-cell>
          <table:table-cell office:value-type="string">
            <text:p>tor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4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1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7</text:p>
          </table:table-cell>
          <table:table-cell table:number-columns-repeated="2"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8</text:p>
          </table:table-cell>
          <table:table-cell office:value-type="string">
            <text:p>cop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19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0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421</text:p>
          </table:table-cell>
          <table:table-cell office:value-type="string">
            <text:p>donne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2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3</text:p>
          </table:table-cell>
          <table:table-cell office:value-type="string">
            <text:p>colee</text:p>
          </table:table-cell>
          <table:table-cell office:value-type="string">
            <text:p>co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424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25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6</text:p>
          </table:table-cell>
          <table:table-cell table:number-columns-repeated="2"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7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2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0</text:p>
          </table:table-cell>
          <table:table-cell office:value-type="string">
            <text:p>mist</text:p>
          </table:table-cell>
          <table:table-cell office:value-type="string">
            <text:p>metr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3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2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3</text:p>
          </table:table-cell>
          <table:table-cell office:value-type="string">
            <text:p>desus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34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435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43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37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8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39</text:p>
          </table:table-cell>
          <table:table-cell office:value-type="string">
            <text:p>copee</text:p>
          </table:table-cell>
          <table:table-cell office:value-type="string">
            <text:p>coper|couper2|ço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0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"/>
        </table:table-row>
        <table:table-row table:style-name="ro2">
          <table:table-cell office:value-type="string">
            <text:p>A_w_00344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42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43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5</text:p>
          </table:table-cell>
          <table:table-cell office:value-type="string">
            <text:p>cheï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4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44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PRE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4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49</text:p>
          </table:table-cell>
          <table:table-cell office:value-type="string">
            <text:p>pree</text:p>
          </table:table-cell>
          <table:table-cell office:value-type="string">
            <text:p>brief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0</text:p>
          </table:table-cell>
          <table:table-cell office:value-type="string">
            <text:p>du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1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52</text:p>
          </table:table-cell>
          <table:table-cell office:value-type="string">
            <text:p>hauberr</text:p>
          </table:table-cell>
          <table:table-cell office:value-type="string">
            <text:p>hauberc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53</text:p>
          </table:table-cell>
          <table:table-cell office:value-type="string">
            <text:p>consuit</text:p>
          </table:table-cell>
          <table:table-cell office:value-type="string">
            <text:p>consivre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5</text:p>
          </table:table-cell>
          <table:table-cell office:value-type="string">
            <text:p>gironnee</text:p>
          </table:table-cell>
          <table:table-cell office:value-type="string">
            <text:p>giron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6</text:p>
          </table:table-cell>
          <table:table-cell office:value-type="string">
            <text:p>Toute</text:p>
          </table:table-cell>
          <table:table-cell office:value-type="string">
            <text:p>joste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5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59</text:p>
          </table:table-cell>
          <table:table-cell office:value-type="string">
            <text:p>rompue</text:p>
          </table:table-cell>
          <table:table-cell office:value-type="string">
            <text:p>romp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0</text:p>
          </table:table-cell>
          <table:table-cell table:number-columns-repeated="2" office:value-type="string">
            <text:p>et</text:p>
          </table:table-cell>
          <table:table-cell office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>
            <text:p>A_w_003461</text:p>
          </table:table-cell>
          <table:table-cell office:value-type="string">
            <text:p>depanee</text:p>
          </table:table-cell>
          <table:table-cell office:value-type="string">
            <text:p>despan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62</text:p>
          </table:table-cell>
          <table:table-cell office:value-type="string">
            <text:p>jusqu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463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6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65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2">
          <table:table-cell office:value-type="string">
            <text:p>A_w_003466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67</text:p>
          </table:table-cell>
          <table:table-cell office:value-type="string">
            <text:p>fe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68</text:p>
          </table:table-cell>
          <table:table-cell table:number-columns-repeated="2" office:value-type="string">
            <text:p>coul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>
            <text:p>A_w_0034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1</text:p>
          </table:table-cell>
          <table:table-cell office:value-type="string">
            <text:p>au</text:p>
          </table:table-cell>
          <table:table-cell office:value-type="string">
            <text:p>a3+l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72</text:p>
          </table:table-cell>
          <table:table-cell office:value-type="string">
            <text:p>resachier</text:p>
          </table:table-cell>
          <table:table-cell office:value-type="string">
            <text:p>resachier</text:p>
          </table:table-cell>
          <table:table-cell office:value-type="string">
            <text:p>VERinf</text:p>
          </table:table-cell>
          <table:table-cell table:number-columns-repeated="10"/>
        </table:table-row>
        <table:table-row table:style-name="ro2">
          <table:table-cell office:value-type="string">
            <text:p>A_w_00347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7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75</text:p>
          </table:table-cell>
          <table:table-cell office:value-type="string">
            <text:p>voiez</text:p>
          </table:table-cell>
          <table:table-cell office:value-type="string">
            <text:p>v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6</text:p>
          </table:table-cell>
          <table:table-cell office:value-type="string">
            <text:p>escrie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2">
          <table:table-cell office:value-type="string">
            <text:p>A_w_00347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78</text:p>
          </table:table-cell>
          <table:table-cell office:value-type="string">
            <text:p>Mahomet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7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table:number-columns-repeated="2" office:value-type="string">
            <text:p>-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_w_00348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1</text:p>
          </table:table-cell>
          <table:table-cell office:value-type="string">
            <text:p>trenchant</text:p>
          </table:table-cell>
          <table:table-cell office:value-type="string">
            <text:p>trenchier1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2</text:p>
          </table:table-cell>
          <table:table-cell office:value-type="string">
            <text:p>m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3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85</text:p>
          </table:table-cell>
          <table:table-cell office:value-type="string">
            <text:p>trenche</text:p>
          </table:table-cell>
          <table:table-cell office:value-type="string">
            <text:p>trench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86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>
            <text:p>A_w_003487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>
            <text:p>A_w_00348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89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0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1</text:p>
          </table:table-cell>
          <table:table-cell office:value-type="string">
            <text:p>esprovee</text:p>
          </table:table-cell>
          <table:table-cell office:value-type="string">
            <text:p>esp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492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493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A_w_00349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>
            <text:p>A_w_003496</text:p>
          </table:table-cell>
          <table:table-cell office:value-type="string">
            <text:p>piesme</text:p>
          </table:table-cell>
          <table:table-cell office:value-type="string">
            <text:p>pes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7</text:p>
          </table:table-cell>
          <table:table-cell office:value-type="string">
            <text:p>jornee</text:p>
          </table:table-cell>
          <table:table-cell office:value-type="string">
            <text:p>jorne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498</text:p>
          </table:table-cell>
          <table:table-cell office:value-type="string">
            <text:p>anqui</text:p>
          </table:table-cell>
          <table:table-cell office:value-type="string">
            <text:p>enc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49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>
            <text:p>A_w_00350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6"/>
        </table:table-row>
        <table:table-row table:style-name="ro1">
          <table:table-cell office:value-type="string">
            <text:p>A_w_003501</text:p>
          </table:table-cell>
          <table:table-cell office:value-type="string">
            <text:p>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 office:value-type="string">
            <text:p>A_w_003502</text:p>
          </table:table-cell>
          <table:table-cell office:value-type="string">
            <text:p>vostre</text:p>
          </table:table-cell>
          <table:table-cell office:value-type="string">
            <text:p>vostre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4"/>
        </table:table-row>
        <table:table-row table:style-name="ro1">
          <table:table-cell office:value-type="string">
            <text:p>A_w_00350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 office:value-type="string">
            <text:p>A_w_003504</text:p>
          </table:table-cell>
          <table:table-cell office:value-type="string">
            <text:p>coupee</text:p>
          </table:table-cell>
          <table:table-cell office:value-type="string">
            <text:p>cop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4"/>
        </table:table-row>
      </table:table>
      <table:database-ranges>
        <table:database-range table:target-range-address="Feuille1.A1:Feuille1.N20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21/07/2016</text:date>, <text:time>18:4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1T18:46:32.46</dc:date>
    <dc:creator>Lucence ING</dc:creator>
    <meta:editing-duration>PT8H48M27S</meta:editing-duration>
    <meta:editing-cycles>27</meta:editing-cycles>
    <meta:generator>OpenOffice/4.0.1$Win32 OpenOffice.org_project/401m5$Build-9714</meta:generator>
    <meta:document-statistic meta:table-count="1" meta:cell-count="13216" meta:object-count="0"/>
  </office:meta>
</office:document-meta>
</file>